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115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st_function" table:style-name="ta1">
        <table:shapes>
          <draw:frame draw:z-index="0" draw:style-name="gr1" draw:text-style-name="P1" svg:width="732.73pt" svg:height="296.65pt" svg:x="595.7pt" svg:y="0pt">
            <loext:p draw:notify-on-update-of-ranges="cost_function.F146:cost_function.G146 cost_function.F147:cost_function.G1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48.32pt" svg:height="445.83pt" svg:x="593.35pt" svg:y="318.56pt">
            <loext:p draw:notify-on-update-of-ranges="cost_function.A151:cost_function.A151 cost_function.A152:cost_function.A214 cost_function.B151:cost_function.B151 cost_function.B152:cost_function.B2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veIt!</text:p>
          </table:table-cell>
          <table:table-cell office:value-type="string" calcext:value-type="string">
            <text:p>Algoritmo Geometrico</text:p>
          </table:table-cell>
          <table:table-cell table:style-name="ce1" office:value-type="string" calcext:value-type="string">
            <text:p>moveIt! (No calculate)</text:p>
          </table:table-cell>
          <table:table-cell table:style-name="ce1" office:value-type="string" calcext:value-type="string">
            <text:p>Algoritmo Geometrico</text:p>
          </table:table-cell>
          <table:table-cell/>
          <table:table-cell office:value-type="string" calcext:value-type="string">
            <text:p>Mayor costo moveIt!</text:p>
          </table:table-cell>
          <table:table-cell/>
        </table:table-row>
        <table:table-row table:style-name="ro1">
          <table:table-cell office:value-type="float" office:value="4.193" calcext:value-type="float">
            <text:p>4.193</text:p>
          </table:table-cell>
          <table:table-cell office:value-type="float" office:value="2.90825" calcext:value-type="float">
            <text:p>2.90825</text:p>
          </table:table-cell>
          <table:table-cell table:style-name="ce2" table:formula="of:=IF([.A2]&lt;0.01; 1; 0)" office:value-type="float" office:value="0" calcext:value-type="float">
            <text:p>0.00</text:p>
          </table:table-cell>
          <table:table-cell table:style-name="ce2" table:formula="of:=IF([.B2]&lt;0.01; 1; 0)" office:value-type="float" office:value="0" calcext:value-type="float">
            <text:p>0.00</text:p>
          </table:table-cell>
          <table:table-cell/>
          <table:table-cell table:style-name="ce3" table:formula="of:=IF([.A2]&gt;[.B2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08118" calcext:value-type="float">
            <text:p>4.08118</text:p>
          </table:table-cell>
          <table:table-cell office:value-type="float" office:value="2.67317" calcext:value-type="float">
            <text:p>2.67317</text:p>
          </table:table-cell>
          <table:table-cell table:style-name="ce2" table:formula="of:=IF([.A3]&lt;0.01; 1; 0)" office:value-type="float" office:value="0" calcext:value-type="float">
            <text:p>0.00</text:p>
          </table:table-cell>
          <table:table-cell table:style-name="ce2" table:formula="of:=IF([.B3]&lt;0.01; 1; 0)" office:value-type="float" office:value="0" calcext:value-type="float">
            <text:p>0.00</text:p>
          </table:table-cell>
          <table:table-cell/>
          <table:table-cell table:style-name="ce3" table:formula="of:=IF([.A3]&gt;[.B3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01554" calcext:value-type="float">
            <text:p>4.01554</text:p>
          </table:table-cell>
          <table:table-cell office:value-type="float" office:value="2.3758" calcext:value-type="float">
            <text:p>2.3758</text:p>
          </table:table-cell>
          <table:table-cell table:style-name="ce2" table:formula="of:=IF([.A4]&lt;0.01; 1; 0)" office:value-type="float" office:value="0" calcext:value-type="float">
            <text:p>0.00</text:p>
          </table:table-cell>
          <table:table-cell table:style-name="ce2" table:formula="of:=IF([.B4]&lt;0.01; 1; 0)" office:value-type="float" office:value="0" calcext:value-type="float">
            <text:p>0.00</text:p>
          </table:table-cell>
          <table:table-cell/>
          <table:table-cell table:style-name="ce3" table:formula="of:=IF([.A4]&gt;[.B4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32639" calcext:value-type="float">
            <text:p>4.32639</text:p>
          </table:table-cell>
          <table:table-cell office:value-type="float" office:value="2.3389" calcext:value-type="float">
            <text:p>2.3389</text:p>
          </table:table-cell>
          <table:table-cell table:style-name="ce2" table:formula="of:=IF([.A5]&lt;0.01; 1; 0)" office:value-type="float" office:value="0" calcext:value-type="float">
            <text:p>0.00</text:p>
          </table:table-cell>
          <table:table-cell table:style-name="ce2" table:formula="of:=IF([.B5]&lt;0.01; 1; 0)" office:value-type="float" office:value="0" calcext:value-type="float">
            <text:p>0.00</text:p>
          </table:table-cell>
          <table:table-cell/>
          <table:table-cell table:style-name="ce3" table:formula="of:=IF([.A5]&gt;[.B5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2621" calcext:value-type="float">
            <text:p>2.22621</text:p>
          </table:table-cell>
          <table:table-cell table:style-name="ce2" table:formula="of:=IF([.A6]&lt;0.01; 1; 0)" office:value-type="float" office:value="1" calcext:value-type="float">
            <text:p>1.00</text:p>
          </table:table-cell>
          <table:table-cell table:style-name="ce2" table:formula="of:=IF([.B6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133" calcext:value-type="float">
            <text:p>0.644133</text:p>
          </table:table-cell>
          <table:table-cell table:style-name="ce2" table:formula="of:=IF([.A7]&lt;0.01; 1; 0)" office:value-type="float" office:value="1" calcext:value-type="float">
            <text:p>1.00</text:p>
          </table:table-cell>
          <table:table-cell table:style-name="ce2" table:formula="of:=IF([.B7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.21216" calcext:value-type="float">
            <text:p>5.21216</text:p>
          </table:table-cell>
          <table:table-cell office:value-type="float" office:value="2.56252" calcext:value-type="float">
            <text:p>2.56252</text:p>
          </table:table-cell>
          <table:table-cell table:style-name="ce2" table:formula="of:=IF([.A8]&lt;0.01; 1; 0)" office:value-type="float" office:value="0" calcext:value-type="float">
            <text:p>0.00</text:p>
          </table:table-cell>
          <table:table-cell table:style-name="ce2" table:formula="of:=IF([.B8]&lt;0.01; 1; 0)" office:value-type="float" office:value="0" calcext:value-type="float">
            <text:p>0.00</text:p>
          </table:table-cell>
          <table:table-cell/>
          <table:table-cell table:style-name="ce3" table:formula="of:=IF([.A8]&gt;[.B8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91146" calcext:value-type="float">
            <text:p>4.91146</text:p>
          </table:table-cell>
          <table:table-cell office:value-type="float" office:value="2.2896" calcext:value-type="float">
            <text:p>2.2896</text:p>
          </table:table-cell>
          <table:table-cell table:style-name="ce2" table:formula="of:=IF([.A9]&lt;0.01; 1; 0)" office:value-type="float" office:value="0" calcext:value-type="float">
            <text:p>0.00</text:p>
          </table:table-cell>
          <table:table-cell table:style-name="ce2" table:formula="of:=IF([.B9]&lt;0.01; 1; 0)" office:value-type="float" office:value="0" calcext:value-type="float">
            <text:p>0.00</text:p>
          </table:table-cell>
          <table:table-cell/>
          <table:table-cell table:style-name="ce3" table:formula="of:=IF([.A9]&gt;[.B9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62521" calcext:value-type="float">
            <text:p>4.62521</text:p>
          </table:table-cell>
          <table:table-cell office:value-type="float" office:value="1.97494" calcext:value-type="float">
            <text:p>1.97494</text:p>
          </table:table-cell>
          <table:table-cell table:style-name="ce2" table:formula="of:=IF([.A10]&lt;0.01; 1; 0)" office:value-type="float" office:value="0" calcext:value-type="float">
            <text:p>0.00</text:p>
          </table:table-cell>
          <table:table-cell table:style-name="ce2" table:formula="of:=IF([.B10]&lt;0.01; 1; 0)" office:value-type="float" office:value="0" calcext:value-type="float">
            <text:p>0.00</text:p>
          </table:table-cell>
          <table:table-cell/>
          <table:table-cell table:style-name="ce3" table:formula="of:=IF([.A10]&gt;[.B10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46246" calcext:value-type="float">
            <text:p>4.46246</text:p>
          </table:table-cell>
          <table:table-cell office:value-type="float" office:value="1.89717" calcext:value-type="float">
            <text:p>1.89717</text:p>
          </table:table-cell>
          <table:table-cell table:style-name="ce2" table:formula="of:=IF([.A11]&lt;0.01; 1; 0)" office:value-type="float" office:value="0" calcext:value-type="float">
            <text:p>0.00</text:p>
          </table:table-cell>
          <table:table-cell table:style-name="ce2" table:formula="of:=IF([.B11]&lt;0.01; 1; 0)" office:value-type="float" office:value="0" calcext:value-type="float">
            <text:p>0.00</text:p>
          </table:table-cell>
          <table:table-cell/>
          <table:table-cell table:style-name="ce3" table:formula="of:=IF([.A11]&gt;[.B11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11527" calcext:value-type="float">
            <text:p>4.11527</text:p>
          </table:table-cell>
          <table:table-cell office:value-type="float" office:value="1.85971" calcext:value-type="float">
            <text:p>1.85971</text:p>
          </table:table-cell>
          <table:table-cell table:style-name="ce2" table:formula="of:=IF([.A12]&lt;0.01; 1; 0)" office:value-type="float" office:value="0" calcext:value-type="float">
            <text:p>0.00</text:p>
          </table:table-cell>
          <table:table-cell table:style-name="ce2" table:formula="of:=IF([.B12]&lt;0.01; 1; 0)" office:value-type="float" office:value="0" calcext:value-type="float">
            <text:p>0.00</text:p>
          </table:table-cell>
          <table:table-cell/>
          <table:table-cell table:style-name="ce3" table:formula="of:=IF([.A12]&gt;[.B12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133" calcext:value-type="float">
            <text:p>0.644133</text:p>
          </table:table-cell>
          <table:table-cell table:style-name="ce2" table:formula="of:=IF([.A13]&lt;0.01; 1; 0)" office:value-type="float" office:value="1" calcext:value-type="float">
            <text:p>1.00</text:p>
          </table:table-cell>
          <table:table-cell table:style-name="ce2" table:formula="of:=IF([.B13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.2962" calcext:value-type="float">
            <text:p>5.2962</text:p>
          </table:table-cell>
          <table:table-cell office:value-type="float" office:value="2.43214" calcext:value-type="float">
            <text:p>2.43214</text:p>
          </table:table-cell>
          <table:table-cell table:style-name="ce2" table:formula="of:=IF([.A14]&lt;0.01; 1; 0)" office:value-type="float" office:value="0" calcext:value-type="float">
            <text:p>0.00</text:p>
          </table:table-cell>
          <table:table-cell table:style-name="ce2" table:formula="of:=IF([.B14]&lt;0.01; 1; 0)" office:value-type="float" office:value="0" calcext:value-type="float">
            <text:p>0.00</text:p>
          </table:table-cell>
          <table:table-cell/>
          <table:table-cell table:style-name="ce3" table:formula="of:=IF([.A14]&gt;[.B14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98902" calcext:value-type="float">
            <text:p>4.98902</text:p>
          </table:table-cell>
          <table:table-cell office:value-type="float" office:value="2.14335" calcext:value-type="float">
            <text:p>2.14335</text:p>
          </table:table-cell>
          <table:table-cell table:style-name="ce2" table:formula="of:=IF([.A15]&lt;0.01; 1; 0)" office:value-type="float" office:value="0" calcext:value-type="float">
            <text:p>0.00</text:p>
          </table:table-cell>
          <table:table-cell table:style-name="ce2" table:formula="of:=IF([.B15]&lt;0.01; 1; 0)" office:value-type="float" office:value="0" calcext:value-type="float">
            <text:p>0.00</text:p>
          </table:table-cell>
          <table:table-cell/>
          <table:table-cell table:style-name="ce3" table:formula="of:=IF([.A15]&gt;[.B15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69733" calcext:value-type="float">
            <text:p>4.69733</text:p>
          </table:table-cell>
          <table:table-cell office:value-type="float" office:value="1.81866" calcext:value-type="float">
            <text:p>1.81866</text:p>
          </table:table-cell>
          <table:table-cell table:style-name="ce2" table:formula="of:=IF([.A16]&lt;0.01; 1; 0)" office:value-type="float" office:value="0" calcext:value-type="float">
            <text:p>0.00</text:p>
          </table:table-cell>
          <table:table-cell table:style-name="ce2" table:formula="of:=IF([.B16]&lt;0.01; 1; 0)" office:value-type="float" office:value="0" calcext:value-type="float">
            <text:p>0.00</text:p>
          </table:table-cell>
          <table:table-cell/>
          <table:table-cell table:style-name="ce3" table:formula="of:=IF([.A16]&gt;[.B16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52513" calcext:value-type="float">
            <text:p>4.52513</text:p>
          </table:table-cell>
          <table:table-cell office:value-type="float" office:value="1.73503" calcext:value-type="float">
            <text:p>1.73503</text:p>
          </table:table-cell>
          <table:table-cell table:style-name="ce2" table:formula="of:=IF([.A17]&lt;0.01; 1; 0)" office:value-type="float" office:value="0" calcext:value-type="float">
            <text:p>0.00</text:p>
          </table:table-cell>
          <table:table-cell table:style-name="ce2" table:formula="of:=IF([.B17]&lt;0.01; 1; 0)" office:value-type="float" office:value="0" calcext:value-type="float">
            <text:p>0.00</text:p>
          </table:table-cell>
          <table:table-cell/>
          <table:table-cell table:style-name="ce3" table:formula="of:=IF([.A17]&gt;[.B17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16976" calcext:value-type="float">
            <text:p>4.16976</text:p>
          </table:table-cell>
          <table:table-cell office:value-type="float" office:value="1.71651" calcext:value-type="float">
            <text:p>1.71651</text:p>
          </table:table-cell>
          <table:table-cell table:style-name="ce2" table:formula="of:=IF([.A18]&lt;0.01; 1; 0)" office:value-type="float" office:value="0" calcext:value-type="float">
            <text:p>0.00</text:p>
          </table:table-cell>
          <table:table-cell table:style-name="ce2" table:formula="of:=IF([.B18]&lt;0.01; 1; 0)" office:value-type="float" office:value="0" calcext:value-type="float">
            <text:p>0.00</text:p>
          </table:table-cell>
          <table:table-cell/>
          <table:table-cell table:style-name="ce3" table:formula="of:=IF([.A18]&gt;[.B18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133" calcext:value-type="float">
            <text:p>0.644133</text:p>
          </table:table-cell>
          <table:table-cell table:style-name="ce2" table:formula="of:=IF([.A19]&lt;0.01; 1; 0)" office:value-type="float" office:value="1" calcext:value-type="float">
            <text:p>1.00</text:p>
          </table:table-cell>
          <table:table-cell table:style-name="ce2" table:formula="of:=IF([.B19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.11602" calcext:value-type="float">
            <text:p>5.11602</text:p>
          </table:table-cell>
          <table:table-cell office:value-type="float" office:value="2.80174" calcext:value-type="float">
            <text:p>2.80174</text:p>
          </table:table-cell>
          <table:table-cell table:style-name="ce2" table:formula="of:=IF([.A20]&lt;0.01; 1; 0)" office:value-type="float" office:value="0" calcext:value-type="float">
            <text:p>0.00</text:p>
          </table:table-cell>
          <table:table-cell table:style-name="ce2" table:formula="of:=IF([.B20]&lt;0.01; 1; 0)" office:value-type="float" office:value="0" calcext:value-type="float">
            <text:p>0.00</text:p>
          </table:table-cell>
          <table:table-cell/>
          <table:table-cell table:style-name="ce3" table:formula="of:=IF([.A20]&gt;[.B20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79172" calcext:value-type="float">
            <text:p>4.79172</text:p>
          </table:table-cell>
          <table:table-cell office:value-type="float" office:value="2.55621" calcext:value-type="float">
            <text:p>2.55621</text:p>
          </table:table-cell>
          <table:table-cell table:style-name="ce2" table:formula="of:=IF([.A21]&lt;0.01; 1; 0)" office:value-type="float" office:value="0" calcext:value-type="float">
            <text:p>0.00</text:p>
          </table:table-cell>
          <table:table-cell table:style-name="ce2" table:formula="of:=IF([.B21]&lt;0.01; 1; 0)" office:value-type="float" office:value="0" calcext:value-type="float">
            <text:p>0.00</text:p>
          </table:table-cell>
          <table:table-cell/>
          <table:table-cell table:style-name="ce3" table:formula="of:=IF([.A21]&gt;[.B21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49292" calcext:value-type="float">
            <text:p>4.49292</text:p>
          </table:table-cell>
          <table:table-cell office:value-type="float" office:value="2.25585" calcext:value-type="float">
            <text:p>2.25585</text:p>
          </table:table-cell>
          <table:table-cell table:style-name="ce2" table:formula="of:=IF([.A22]&lt;0.01; 1; 0)" office:value-type="float" office:value="0" calcext:value-type="float">
            <text:p>0.00</text:p>
          </table:table-cell>
          <table:table-cell table:style-name="ce2" table:formula="of:=IF([.B22]&lt;0.01; 1; 0)" office:value-type="float" office:value="0" calcext:value-type="float">
            <text:p>0.00</text:p>
          </table:table-cell>
          <table:table-cell/>
          <table:table-cell table:style-name="ce3" table:formula="of:=IF([.A22]&gt;[.B22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31189" calcext:value-type="float">
            <text:p>4.31189</text:p>
          </table:table-cell>
          <table:table-cell office:value-type="float" office:value="2.20144" calcext:value-type="float">
            <text:p>2.20144</text:p>
          </table:table-cell>
          <table:table-cell table:style-name="ce2" table:formula="of:=IF([.A23]&lt;0.01; 1; 0)" office:value-type="float" office:value="0" calcext:value-type="float">
            <text:p>0.00</text:p>
          </table:table-cell>
          <table:table-cell table:style-name="ce2" table:formula="of:=IF([.B23]&lt;0.01; 1; 0)" office:value-type="float" office:value="0" calcext:value-type="float">
            <text:p>0.00</text:p>
          </table:table-cell>
          <table:table-cell/>
          <table:table-cell table:style-name="ce3" table:formula="of:=IF([.A23]&gt;[.B23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3.91354" calcext:value-type="float">
            <text:p>3.91354</text:p>
          </table:table-cell>
          <table:table-cell office:value-type="float" office:value="2.12065" calcext:value-type="float">
            <text:p>2.12065</text:p>
          </table:table-cell>
          <table:table-cell table:style-name="ce2" table:formula="of:=IF([.A24]&lt;0.01; 1; 0)" office:value-type="float" office:value="0" calcext:value-type="float">
            <text:p>0.00</text:p>
          </table:table-cell>
          <table:table-cell table:style-name="ce2" table:formula="of:=IF([.B24]&lt;0.01; 1; 0)" office:value-type="float" office:value="0" calcext:value-type="float">
            <text:p>0.00</text:p>
          </table:table-cell>
          <table:table-cell/>
          <table:table-cell table:style-name="ce3" table:formula="of:=IF([.A24]&gt;[.B24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133" calcext:value-type="float">
            <text:p>0.644133</text:p>
          </table:table-cell>
          <table:table-cell table:style-name="ce2" table:formula="of:=IF([.A25]&lt;0.01; 1; 0)" office:value-type="float" office:value="1" calcext:value-type="float">
            <text:p>1.00</text:p>
          </table:table-cell>
          <table:table-cell table:style-name="ce2" table:formula="of:=IF([.B25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.56741" calcext:value-type="float">
            <text:p>5.56741</text:p>
          </table:table-cell>
          <table:table-cell office:value-type="float" office:value="3.34723" calcext:value-type="float">
            <text:p>3.34723</text:p>
          </table:table-cell>
          <table:table-cell table:style-name="ce2" table:formula="of:=IF([.A26]&lt;0.01; 1; 0)" office:value-type="float" office:value="0" calcext:value-type="float">
            <text:p>0.00</text:p>
          </table:table-cell>
          <table:table-cell table:style-name="ce2" table:formula="of:=IF([.B26]&lt;0.01; 1; 0)" office:value-type="float" office:value="0" calcext:value-type="float">
            <text:p>0.00</text:p>
          </table:table-cell>
          <table:table-cell/>
          <table:table-cell table:style-name="ce3" table:formula="of:=IF([.A26]&gt;[.B26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5.2753" calcext:value-type="float">
            <text:p>5.2753</text:p>
          </table:table-cell>
          <table:table-cell office:value-type="float" office:value="3.20616" calcext:value-type="float">
            <text:p>3.20616</text:p>
          </table:table-cell>
          <table:table-cell table:style-name="ce2" table:formula="of:=IF([.A27]&lt;0.01; 1; 0)" office:value-type="float" office:value="0" calcext:value-type="float">
            <text:p>0.00</text:p>
          </table:table-cell>
          <table:table-cell table:style-name="ce2" table:formula="of:=IF([.B27]&lt;0.01; 1; 0)" office:value-type="float" office:value="0" calcext:value-type="float">
            <text:p>0.00</text:p>
          </table:table-cell>
          <table:table-cell/>
          <table:table-cell table:style-name="ce3" table:formula="of:=IF([.A27]&gt;[.B27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92291" calcext:value-type="float">
            <text:p>4.92291</text:p>
          </table:table-cell>
          <table:table-cell office:value-type="float" office:value="3.02358" calcext:value-type="float">
            <text:p>3.02358</text:p>
          </table:table-cell>
          <table:table-cell table:style-name="ce2" table:formula="of:=IF([.A28]&lt;0.01; 1; 0)" office:value-type="float" office:value="0" calcext:value-type="float">
            <text:p>0.00</text:p>
          </table:table-cell>
          <table:table-cell table:style-name="ce2" table:formula="of:=IF([.B28]&lt;0.01; 1; 0)" office:value-type="float" office:value="0" calcext:value-type="float">
            <text:p>0.00</text:p>
          </table:table-cell>
          <table:table-cell/>
          <table:table-cell table:style-name="ce3" table:formula="of:=IF([.A28]&gt;[.B28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76854" calcext:value-type="float">
            <text:p>4.76854</text:p>
          </table:table-cell>
          <table:table-cell office:value-type="float" office:value="2.85377" calcext:value-type="float">
            <text:p>2.85377</text:p>
          </table:table-cell>
          <table:table-cell table:style-name="ce2" table:formula="of:=IF([.A29]&lt;0.01; 1; 0)" office:value-type="float" office:value="0" calcext:value-type="float">
            <text:p>0.00</text:p>
          </table:table-cell>
          <table:table-cell table:style-name="ce2" table:formula="of:=IF([.B29]&lt;0.01; 1; 0)" office:value-type="float" office:value="0" calcext:value-type="float">
            <text:p>0.00</text:p>
          </table:table-cell>
          <table:table-cell/>
          <table:table-cell table:style-name="ce3" table:formula="of:=IF([.A29]&gt;[.B29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65526" calcext:value-type="float">
            <text:p>4.65526</text:p>
          </table:table-cell>
          <table:table-cell office:value-type="float" office:value="2.74807" calcext:value-type="float">
            <text:p>2.74807</text:p>
          </table:table-cell>
          <table:table-cell table:style-name="ce2" table:formula="of:=IF([.A30]&lt;0.01; 1; 0)" office:value-type="float" office:value="0" calcext:value-type="float">
            <text:p>0.00</text:p>
          </table:table-cell>
          <table:table-cell table:style-name="ce2" table:formula="of:=IF([.B30]&lt;0.01; 1; 0)" office:value-type="float" office:value="0" calcext:value-type="float">
            <text:p>0.00</text:p>
          </table:table-cell>
          <table:table-cell/>
          <table:table-cell table:style-name="ce3" table:formula="of:=IF([.A30]&gt;[.B30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5.40396" calcext:value-type="float">
            <text:p>5.40396</text:p>
          </table:table-cell>
          <table:table-cell office:value-type="float" office:value="2.49574" calcext:value-type="float">
            <text:p>2.49574</text:p>
          </table:table-cell>
          <table:table-cell table:style-name="ce2" table:formula="of:=IF([.A31]&lt;0.01; 1; 0)" office:value-type="float" office:value="0" calcext:value-type="float">
            <text:p>0.00</text:p>
          </table:table-cell>
          <table:table-cell table:style-name="ce2" table:formula="of:=IF([.B31]&lt;0.01; 1; 0)" office:value-type="float" office:value="0" calcext:value-type="float">
            <text:p>0.00</text:p>
          </table:table-cell>
          <table:table-cell/>
          <table:table-cell table:style-name="ce3" table:formula="of:=IF([.A31]&gt;[.B31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7745" calcext:value-type="float">
            <text:p>2.87745</text:p>
          </table:table-cell>
          <table:table-cell table:style-name="ce2" table:formula="of:=IF([.A32]&lt;0.01; 1; 0)" office:value-type="float" office:value="1" calcext:value-type="float">
            <text:p>1.00</text:p>
          </table:table-cell>
          <table:table-cell table:style-name="ce2" table:formula="of:=IF([.B3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4.93436" calcext:value-type="float">
            <text:p>4.93436</text:p>
          </table:table-cell>
          <table:table-cell office:value-type="float" office:value="2.63739" calcext:value-type="float">
            <text:p>2.63739</text:p>
          </table:table-cell>
          <table:table-cell table:style-name="ce2" table:formula="of:=IF([.A33]&lt;0.01; 1; 0)" office:value-type="float" office:value="0" calcext:value-type="float">
            <text:p>0.00</text:p>
          </table:table-cell>
          <table:table-cell table:style-name="ce2" table:formula="of:=IF([.B33]&lt;0.01; 1; 0)" office:value-type="float" office:value="0" calcext:value-type="float">
            <text:p>0.00</text:p>
          </table:table-cell>
          <table:table-cell/>
          <table:table-cell table:style-name="ce3" table:formula="of:=IF([.A33]&gt;[.B33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57928" calcext:value-type="float">
            <text:p>4.57928</text:p>
          </table:table-cell>
          <table:table-cell office:value-type="float" office:value="2.37979" calcext:value-type="float">
            <text:p>2.37979</text:p>
          </table:table-cell>
          <table:table-cell table:style-name="ce2" table:formula="of:=IF([.A34]&lt;0.01; 1; 0)" office:value-type="float" office:value="0" calcext:value-type="float">
            <text:p>0.00</text:p>
          </table:table-cell>
          <table:table-cell table:style-name="ce2" table:formula="of:=IF([.B34]&lt;0.01; 1; 0)" office:value-type="float" office:value="0" calcext:value-type="float">
            <text:p>0.00</text:p>
          </table:table-cell>
          <table:table-cell/>
          <table:table-cell table:style-name="ce3" table:formula="of:=IF([.A34]&gt;[.B34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3686" calcext:value-type="float">
            <text:p>4.3686</text:p>
          </table:table-cell>
          <table:table-cell office:value-type="float" office:value="2.15922" calcext:value-type="float">
            <text:p>2.15922</text:p>
          </table:table-cell>
          <table:table-cell table:style-name="ce2" table:formula="of:=IF([.A35]&lt;0.01; 1; 0)" office:value-type="float" office:value="0" calcext:value-type="float">
            <text:p>0.00</text:p>
          </table:table-cell>
          <table:table-cell table:style-name="ce2" table:formula="of:=IF([.B35]&lt;0.01; 1; 0)" office:value-type="float" office:value="0" calcext:value-type="float">
            <text:p>0.00</text:p>
          </table:table-cell>
          <table:table-cell/>
          <table:table-cell table:style-name="ce3" table:formula="of:=IF([.A35]&gt;[.B35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27932" calcext:value-type="float">
            <text:p>4.27932</text:p>
          </table:table-cell>
          <table:table-cell office:value-type="float" office:value="2.10523" calcext:value-type="float">
            <text:p>2.10523</text:p>
          </table:table-cell>
          <table:table-cell table:style-name="ce2" table:formula="of:=IF([.A36]&lt;0.01; 1; 0)" office:value-type="float" office:value="0" calcext:value-type="float">
            <text:p>0.00</text:p>
          </table:table-cell>
          <table:table-cell table:style-name="ce2" table:formula="of:=IF([.B36]&lt;0.01; 1; 0)" office:value-type="float" office:value="0" calcext:value-type="float">
            <text:p>0.00</text:p>
          </table:table-cell>
          <table:table-cell/>
          <table:table-cell table:style-name="ce3" table:formula="of:=IF([.A36]&gt;[.B36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06059" calcext:value-type="float">
            <text:p>4.06059</text:p>
          </table:table-cell>
          <table:table-cell office:value-type="float" office:value="1.98505" calcext:value-type="float">
            <text:p>1.98505</text:p>
          </table:table-cell>
          <table:table-cell table:style-name="ce2" table:formula="of:=IF([.A37]&lt;0.01; 1; 0)" office:value-type="float" office:value="0" calcext:value-type="float">
            <text:p>0.00</text:p>
          </table:table-cell>
          <table:table-cell table:style-name="ce2" table:formula="of:=IF([.B37]&lt;0.01; 1; 0)" office:value-type="float" office:value="0" calcext:value-type="float">
            <text:p>0.00</text:p>
          </table:table-cell>
          <table:table-cell/>
          <table:table-cell table:style-name="ce3" table:formula="of:=IF([.A37]&gt;[.B37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0227" calcext:value-type="float">
            <text:p>2.70227</text:p>
          </table:table-cell>
          <table:table-cell table:style-name="ce2" table:formula="of:=IF([.A38]&lt;0.01; 1; 0)" office:value-type="float" office:value="1" calcext:value-type="float">
            <text:p>1.00</text:p>
          </table:table-cell>
          <table:table-cell table:style-name="ce2" table:formula="of:=IF([.B3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.81014" calcext:value-type="float">
            <text:p>2.81014</text:p>
          </table:table-cell>
          <table:table-cell office:value-type="float" office:value="2.41539" calcext:value-type="float">
            <text:p>2.41539</text:p>
          </table:table-cell>
          <table:table-cell table:style-name="ce2" table:formula="of:=IF([.A39]&lt;0.01; 1; 0)" office:value-type="float" office:value="0" calcext:value-type="float">
            <text:p>0.00</text:p>
          </table:table-cell>
          <table:table-cell table:style-name="ce2" table:formula="of:=IF([.B39]&lt;0.01; 1; 0)" office:value-type="float" office:value="0" calcext:value-type="float">
            <text:p>0.00</text:p>
          </table:table-cell>
          <table:table-cell/>
          <table:table-cell table:style-name="ce3" table:formula="of:=IF([.A39]&gt;[.B39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2.47195" calcext:value-type="float">
            <text:p>2.47195</text:p>
          </table:table-cell>
          <table:table-cell office:value-type="float" office:value="2.11308" calcext:value-type="float">
            <text:p>2.11308</text:p>
          </table:table-cell>
          <table:table-cell table:style-name="ce2" table:formula="of:=IF([.A40]&lt;0.01; 1; 0)" office:value-type="float" office:value="0" calcext:value-type="float">
            <text:p>0.00</text:p>
          </table:table-cell>
          <table:table-cell table:style-name="ce2" table:formula="of:=IF([.B40]&lt;0.01; 1; 0)" office:value-type="float" office:value="0" calcext:value-type="float">
            <text:p>0.00</text:p>
          </table:table-cell>
          <table:table-cell/>
          <table:table-cell table:style-name="ce3" table:formula="of:=IF([.A40]&gt;[.B40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2.21726" calcext:value-type="float">
            <text:p>2.21726</text:p>
          </table:table-cell>
          <table:table-cell office:value-type="float" office:value="1.87113" calcext:value-type="float">
            <text:p>1.87113</text:p>
          </table:table-cell>
          <table:table-cell table:style-name="ce2" table:formula="of:=IF([.A41]&lt;0.01; 1; 0)" office:value-type="float" office:value="0" calcext:value-type="float">
            <text:p>0.00</text:p>
          </table:table-cell>
          <table:table-cell table:style-name="ce2" table:formula="of:=IF([.B41]&lt;0.01; 1; 0)" office:value-type="float" office:value="0" calcext:value-type="float">
            <text:p>0.00</text:p>
          </table:table-cell>
          <table:table-cell/>
          <table:table-cell table:style-name="ce3" table:formula="of:=IF([.A41]&gt;[.B41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2.2134" calcext:value-type="float">
            <text:p>2.2134</text:p>
          </table:table-cell>
          <table:table-cell office:value-type="float" office:value="1.84277" calcext:value-type="float">
            <text:p>1.84277</text:p>
          </table:table-cell>
          <table:table-cell table:style-name="ce2" table:formula="of:=IF([.A42]&lt;0.01; 1; 0)" office:value-type="float" office:value="0" calcext:value-type="float">
            <text:p>0.00</text:p>
          </table:table-cell>
          <table:table-cell table:style-name="ce2" table:formula="of:=IF([.B42]&lt;0.01; 1; 0)" office:value-type="float" office:value="0" calcext:value-type="float">
            <text:p>0.00</text:p>
          </table:table-cell>
          <table:table-cell/>
          <table:table-cell table:style-name="ce3" table:formula="of:=IF([.A42]&gt;[.B42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2.20424" calcext:value-type="float">
            <text:p>2.20424</text:p>
          </table:table-cell>
          <table:table-cell office:value-type="float" office:value="1.78069" calcext:value-type="float">
            <text:p>1.78069</text:p>
          </table:table-cell>
          <table:table-cell table:style-name="ce2" table:formula="of:=IF([.A43]&lt;0.01; 1; 0)" office:value-type="float" office:value="0" calcext:value-type="float">
            <text:p>0.00</text:p>
          </table:table-cell>
          <table:table-cell table:style-name="ce2" table:formula="of:=IF([.B43]&lt;0.01; 1; 0)" office:value-type="float" office:value="0" calcext:value-type="float">
            <text:p>0.00</text:p>
          </table:table-cell>
          <table:table-cell/>
          <table:table-cell table:style-name="ce3" table:formula="of:=IF([.A43]&gt;[.B43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3556" calcext:value-type="float">
            <text:p>4.3556</text:p>
          </table:table-cell>
          <table:table-cell office:value-type="float" office:value="3.20165" calcext:value-type="float">
            <text:p>3.20165</text:p>
          </table:table-cell>
          <table:table-cell table:style-name="ce2" table:formula="of:=IF([.A44]&lt;0.01; 1; 0)" office:value-type="float" office:value="0" calcext:value-type="float">
            <text:p>0.00</text:p>
          </table:table-cell>
          <table:table-cell table:style-name="ce2" table:formula="of:=IF([.B44]&lt;0.01; 1; 0)" office:value-type="float" office:value="0" calcext:value-type="float">
            <text:p>0.00</text:p>
          </table:table-cell>
          <table:table-cell/>
          <table:table-cell table:style-name="ce3" table:formula="of:=IF([.A44]&gt;[.B44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08521" calcext:value-type="float">
            <text:p>4.08521</text:p>
          </table:table-cell>
          <table:table-cell office:value-type="float" office:value="3.03573" calcext:value-type="float">
            <text:p>3.03573</text:p>
          </table:table-cell>
          <table:table-cell table:style-name="ce2" table:formula="of:=IF([.A45]&lt;0.01; 1; 0)" office:value-type="float" office:value="0" calcext:value-type="float">
            <text:p>0.00</text:p>
          </table:table-cell>
          <table:table-cell table:style-name="ce2" table:formula="of:=IF([.B45]&lt;0.01; 1; 0)" office:value-type="float" office:value="0" calcext:value-type="float">
            <text:p>0.00</text:p>
          </table:table-cell>
          <table:table-cell/>
          <table:table-cell table:style-name="ce3" table:formula="of:=IF([.A45]&gt;[.B45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3.76643" calcext:value-type="float">
            <text:p>3.76643</text:p>
          </table:table-cell>
          <table:table-cell office:value-type="float" office:value="2.83871" calcext:value-type="float">
            <text:p>2.83871</text:p>
          </table:table-cell>
          <table:table-cell table:style-name="ce2" table:formula="of:=IF([.A46]&lt;0.01; 1; 0)" office:value-type="float" office:value="0" calcext:value-type="float">
            <text:p>0.00</text:p>
          </table:table-cell>
          <table:table-cell table:style-name="ce2" table:formula="of:=IF([.B46]&lt;0.01; 1; 0)" office:value-type="float" office:value="0" calcext:value-type="float">
            <text:p>0.00</text:p>
          </table:table-cell>
          <table:table-cell/>
          <table:table-cell table:style-name="ce3" table:formula="of:=IF([.A46]&gt;[.B46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3.55006" calcext:value-type="float">
            <text:p>3.55006</text:p>
          </table:table-cell>
          <table:table-cell office:value-type="float" office:value="2.65404" calcext:value-type="float">
            <text:p>2.65404</text:p>
          </table:table-cell>
          <table:table-cell table:style-name="ce2" table:formula="of:=IF([.A47]&lt;0.01; 1; 0)" office:value-type="float" office:value="0" calcext:value-type="float">
            <text:p>0.00</text:p>
          </table:table-cell>
          <table:table-cell table:style-name="ce2" table:formula="of:=IF([.B47]&lt;0.01; 1; 0)" office:value-type="float" office:value="0" calcext:value-type="float">
            <text:p>0.00</text:p>
          </table:table-cell>
          <table:table-cell/>
          <table:table-cell table:style-name="ce3" table:formula="of:=IF([.A47]&gt;[.B47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3.51279" calcext:value-type="float">
            <text:p>3.51279</text:p>
          </table:table-cell>
          <table:table-cell office:value-type="float" office:value="2.56184" calcext:value-type="float">
            <text:p>2.56184</text:p>
          </table:table-cell>
          <table:table-cell table:style-name="ce2" table:formula="of:=IF([.A48]&lt;0.01; 1; 0)" office:value-type="float" office:value="0" calcext:value-type="float">
            <text:p>0.00</text:p>
          </table:table-cell>
          <table:table-cell table:style-name="ce2" table:formula="of:=IF([.B48]&lt;0.01; 1; 0)" office:value-type="float" office:value="0" calcext:value-type="float">
            <text:p>0.00</text:p>
          </table:table-cell>
          <table:table-cell/>
          <table:table-cell table:style-name="ce3" table:formula="of:=IF([.A48]&gt;[.B48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3.42013" calcext:value-type="float">
            <text:p>3.42013</text:p>
          </table:table-cell>
          <table:table-cell office:value-type="float" office:value="2.34748" calcext:value-type="float">
            <text:p>2.34748</text:p>
          </table:table-cell>
          <table:table-cell table:style-name="ce2" table:formula="of:=IF([.A49]&lt;0.01; 1; 0)" office:value-type="float" office:value="0" calcext:value-type="float">
            <text:p>0.00</text:p>
          </table:table-cell>
          <table:table-cell table:style-name="ce2" table:formula="of:=IF([.B49]&lt;0.01; 1; 0)" office:value-type="float" office:value="0" calcext:value-type="float">
            <text:p>0.00</text:p>
          </table:table-cell>
          <table:table-cell/>
          <table:table-cell table:style-name="ce3" table:formula="of:=IF([.A49]&gt;[.B49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31" calcext:value-type="float">
            <text:p>3.9031</text:p>
          </table:table-cell>
          <table:table-cell table:style-name="ce2" table:formula="of:=IF([.A50]&lt;0.01; 1; 0)" office:value-type="float" office:value="1" calcext:value-type="float">
            <text:p>1.00</text:p>
          </table:table-cell>
          <table:table-cell table:style-name="ce2" table:formula="of:=IF([.B5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6127" calcext:value-type="float">
            <text:p>4.26127</text:p>
          </table:table-cell>
          <table:table-cell table:style-name="ce2" table:formula="of:=IF([.A51]&lt;0.01; 1; 0)" office:value-type="float" office:value="1" calcext:value-type="float">
            <text:p>1.00</text:p>
          </table:table-cell>
          <table:table-cell table:style-name="ce2" table:formula="of:=IF([.B51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8319" calcext:value-type="float">
            <text:p>4.68319</text:p>
          </table:table-cell>
          <table:table-cell table:style-name="ce2" table:formula="of:=IF([.A52]&lt;0.01; 1; 0)" office:value-type="float" office:value="1" calcext:value-type="float">
            <text:p>1.00</text:p>
          </table:table-cell>
          <table:table-cell table:style-name="ce2" table:formula="of:=IF([.B5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.6089" calcext:value-type="float">
            <text:p>5.6089</text:p>
          </table:table-cell>
          <table:table-cell office:value-type="float" office:value="4.65084" calcext:value-type="float">
            <text:p>4.65084</text:p>
          </table:table-cell>
          <table:table-cell table:style-name="ce2" table:formula="of:=IF([.A53]&lt;0.01; 1; 0)" office:value-type="float" office:value="0" calcext:value-type="float">
            <text:p>0.00</text:p>
          </table:table-cell>
          <table:table-cell table:style-name="ce2" table:formula="of:=IF([.B53]&lt;0.01; 1; 0)" office:value-type="float" office:value="0" calcext:value-type="float">
            <text:p>0.00</text:p>
          </table:table-cell>
          <table:table-cell/>
          <table:table-cell table:style-name="ce3" table:formula="of:=IF([.A53]&gt;[.B53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6.55322" calcext:value-type="float">
            <text:p>6.55322</text:p>
          </table:table-cell>
          <table:table-cell office:value-type="float" office:value="4.31039" calcext:value-type="float">
            <text:p>4.31039</text:p>
          </table:table-cell>
          <table:table-cell table:style-name="ce2" table:formula="of:=IF([.A54]&lt;0.01; 1; 0)" office:value-type="float" office:value="0" calcext:value-type="float">
            <text:p>0.00</text:p>
          </table:table-cell>
          <table:table-cell table:style-name="ce2" table:formula="of:=IF([.B54]&lt;0.01; 1; 0)" office:value-type="float" office:value="0" calcext:value-type="float">
            <text:p>0.00</text:p>
          </table:table-cell>
          <table:table-cell/>
          <table:table-cell table:style-name="ce3" table:formula="of:=IF([.A54]&gt;[.B54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5.87375" calcext:value-type="float">
            <text:p>5.87375</text:p>
          </table:table-cell>
          <table:table-cell office:value-type="float" office:value="3.55557" calcext:value-type="float">
            <text:p>3.55557</text:p>
          </table:table-cell>
          <table:table-cell table:style-name="ce2" table:formula="of:=IF([.A55]&lt;0.01; 1; 0)" office:value-type="float" office:value="0" calcext:value-type="float">
            <text:p>0.00</text:p>
          </table:table-cell>
          <table:table-cell table:style-name="ce2" table:formula="of:=IF([.B55]&lt;0.01; 1; 0)" office:value-type="float" office:value="0" calcext:value-type="float">
            <text:p>0.00</text:p>
          </table:table-cell>
          <table:table-cell/>
          <table:table-cell table:style-name="ce3" table:formula="of:=IF([.A55]&gt;[.B55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3404" calcext:value-type="float">
            <text:p>3.23404</text:p>
          </table:table-cell>
          <table:table-cell table:style-name="ce2" table:formula="of:=IF([.A56]&lt;0.01; 1; 0)" office:value-type="float" office:value="1" calcext:value-type="float">
            <text:p>1.00</text:p>
          </table:table-cell>
          <table:table-cell table:style-name="ce2" table:formula="of:=IF([.B56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4341" calcext:value-type="float">
            <text:p>3.44341</text:p>
          </table:table-cell>
          <table:table-cell table:style-name="ce2" table:formula="of:=IF([.A57]&lt;0.01; 1; 0)" office:value-type="float" office:value="1" calcext:value-type="float">
            <text:p>1.00</text:p>
          </table:table-cell>
          <table:table-cell table:style-name="ce2" table:formula="of:=IF([.B57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9925" calcext:value-type="float">
            <text:p>4.39925</text:p>
          </table:table-cell>
          <table:table-cell table:style-name="ce2" table:formula="of:=IF([.A58]&lt;0.01; 1; 0)" office:value-type="float" office:value="1" calcext:value-type="float">
            <text:p>1.00</text:p>
          </table:table-cell>
          <table:table-cell table:style-name="ce2" table:formula="of:=IF([.B5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4.96473" calcext:value-type="float">
            <text:p>4.96473</text:p>
          </table:table-cell>
          <table:table-cell office:value-type="float" office:value="4.72593" calcext:value-type="float">
            <text:p>4.72593</text:p>
          </table:table-cell>
          <table:table-cell table:style-name="ce2" table:formula="of:=IF([.A59]&lt;0.01; 1; 0)" office:value-type="float" office:value="0" calcext:value-type="float">
            <text:p>0.00</text:p>
          </table:table-cell>
          <table:table-cell table:style-name="ce2" table:formula="of:=IF([.B59]&lt;0.01; 1; 0)" office:value-type="float" office:value="0" calcext:value-type="float">
            <text:p>0.00</text:p>
          </table:table-cell>
          <table:table-cell/>
          <table:table-cell table:style-name="ce3" table:formula="of:=IF([.A59]&gt;[.B59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6.14442" calcext:value-type="float">
            <text:p>6.14442</text:p>
          </table:table-cell>
          <table:table-cell office:value-type="float" office:value="3.9067" calcext:value-type="float">
            <text:p>3.9067</text:p>
          </table:table-cell>
          <table:table-cell table:style-name="ce2" table:formula="of:=IF([.A60]&lt;0.01; 1; 0)" office:value-type="float" office:value="0" calcext:value-type="float">
            <text:p>0.00</text:p>
          </table:table-cell>
          <table:table-cell table:style-name="ce2" table:formula="of:=IF([.B60]&lt;0.01; 1; 0)" office:value-type="float" office:value="0" calcext:value-type="float">
            <text:p>0.00</text:p>
          </table:table-cell>
          <table:table-cell/>
          <table:table-cell table:style-name="ce3" table:formula="of:=IF([.A60]&gt;[.B60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5.4814" calcext:value-type="float">
            <text:p>5.4814</text:p>
          </table:table-cell>
          <table:table-cell office:value-type="float" office:value="2.74614" calcext:value-type="float">
            <text:p>2.74614</text:p>
          </table:table-cell>
          <table:table-cell table:style-name="ce2" table:formula="of:=IF([.A61]&lt;0.01; 1; 0)" office:value-type="float" office:value="0" calcext:value-type="float">
            <text:p>0.00</text:p>
          </table:table-cell>
          <table:table-cell table:style-name="ce2" table:formula="of:=IF([.B61]&lt;0.01; 1; 0)" office:value-type="float" office:value="0" calcext:value-type="float">
            <text:p>0.00</text:p>
          </table:table-cell>
          <table:table-cell/>
          <table:table-cell table:style-name="ce3" table:formula="of:=IF([.A61]&gt;[.B61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6165" calcext:value-type="float">
            <text:p>2.96165</text:p>
          </table:table-cell>
          <table:table-cell table:style-name="ce2" table:formula="of:=IF([.A62]&lt;0.01; 1; 0)" office:value-type="float" office:value="1" calcext:value-type="float">
            <text:p>1.00</text:p>
          </table:table-cell>
          <table:table-cell table:style-name="ce2" table:formula="of:=IF([.B6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2706" calcext:value-type="float">
            <text:p>2.92706</text:p>
          </table:table-cell>
          <table:table-cell table:style-name="ce2" table:formula="of:=IF([.A63]&lt;0.01; 1; 0)" office:value-type="float" office:value="1" calcext:value-type="float">
            <text:p>1.00</text:p>
          </table:table-cell>
          <table:table-cell table:style-name="ce2" table:formula="of:=IF([.B63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959" calcext:value-type="float">
            <text:p>3.90959</text:p>
          </table:table-cell>
          <table:table-cell table:style-name="ce2" table:formula="of:=IF([.A64]&lt;0.01; 1; 0)" office:value-type="float" office:value="1" calcext:value-type="float">
            <text:p>1.00</text:p>
          </table:table-cell>
          <table:table-cell table:style-name="ce2" table:formula="of:=IF([.B6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4.52999" calcext:value-type="float">
            <text:p>4.52999</text:p>
          </table:table-cell>
          <table:table-cell office:value-type="float" office:value="4.77494" calcext:value-type="float">
            <text:p>4.77494</text:p>
          </table:table-cell>
          <table:table-cell table:style-name="ce2" table:formula="of:=IF([.A65]&lt;0.01; 1; 0)" office:value-type="float" office:value="0" calcext:value-type="float">
            <text:p>0.00</text:p>
          </table:table-cell>
          <table:table-cell table:style-name="ce2" table:formula="of:=IF([.B65]&lt;0.01; 1; 0)" office:value-type="float" office:value="0" calcext:value-type="float">
            <text:p>0.00</text:p>
          </table:table-cell>
          <table:table-cell/>
          <table:table-cell table:style-name="ce3" table:formula="of:=IF([.A65]&gt;[.B65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3.32482" calcext:value-type="float">
            <text:p>3.32482</text:p>
          </table:table-cell>
          <table:table-cell table:style-name="ce2" table:formula="of:=IF([.A66]&lt;0.01; 1; 0)" office:value-type="float" office:value="0" calcext:value-type="float">
            <text:p>0.00</text:p>
          </table:table-cell>
          <table:table-cell table:style-name="ce2" table:formula="of:=IF([.B66]&lt;0.01; 1; 0)" office:value-type="float" office:value="0" calcext:value-type="float">
            <text:p>0.00</text:p>
          </table:table-cell>
          <table:table-cell/>
          <table:table-cell table:style-name="ce3" table:formula="of:=IF([.A66]&gt;[.B66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74154" calcext:value-type="float">
            <text:p>4.74154</text:p>
          </table:table-cell>
          <table:table-cell office:value-type="float" office:value="2.21907" calcext:value-type="float">
            <text:p>2.21907</text:p>
          </table:table-cell>
          <table:table-cell table:style-name="ce2" table:formula="of:=IF([.A67]&lt;0.01; 1; 0)" office:value-type="float" office:value="0" calcext:value-type="float">
            <text:p>0.00</text:p>
          </table:table-cell>
          <table:table-cell table:style-name="ce2" table:formula="of:=IF([.B67]&lt;0.01; 1; 0)" office:value-type="float" office:value="0" calcext:value-type="float">
            <text:p>0.00</text:p>
          </table:table-cell>
          <table:table-cell/>
          <table:table-cell table:style-name="ce3" table:formula="of:=IF([.A67]&gt;[.B67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75" calcext:value-type="float">
            <text:p>3.7075</text:p>
          </table:table-cell>
          <table:table-cell table:style-name="ce2" table:formula="of:=IF([.A68]&lt;0.01; 1; 0)" office:value-type="float" office:value="1" calcext:value-type="float">
            <text:p>1.00</text:p>
          </table:table-cell>
          <table:table-cell table:style-name="ce2" table:formula="of:=IF([.B6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7686" calcext:value-type="float">
            <text:p>4.07686</text:p>
          </table:table-cell>
          <table:table-cell table:style-name="ce2" table:formula="of:=IF([.A69]&lt;0.01; 1; 0)" office:value-type="float" office:value="1" calcext:value-type="float">
            <text:p>1.00</text:p>
          </table:table-cell>
          <table:table-cell table:style-name="ce2" table:formula="of:=IF([.B69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471" calcext:value-type="float">
            <text:p>4.6471</text:p>
          </table:table-cell>
          <table:table-cell table:style-name="ce2" table:formula="of:=IF([.A70]&lt;0.01; 1; 0)" office:value-type="float" office:value="1" calcext:value-type="float">
            <text:p>1.00</text:p>
          </table:table-cell>
          <table:table-cell table:style-name="ce2" table:formula="of:=IF([.B7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.17724" calcext:value-type="float">
            <text:p>2.17724</text:p>
          </table:table-cell>
          <table:table-cell office:value-type="float" office:value="4.67364" calcext:value-type="float">
            <text:p>4.67364</text:p>
          </table:table-cell>
          <table:table-cell table:style-name="ce2" table:formula="of:=IF([.A71]&lt;0.01; 1; 0)" office:value-type="float" office:value="0" calcext:value-type="float">
            <text:p>0.00</text:p>
          </table:table-cell>
          <table:table-cell table:style-name="ce2" table:formula="of:=IF([.B71]&lt;0.01; 1; 0)" office:value-type="float" office:value="0" calcext:value-type="float">
            <text:p>0.00</text:p>
          </table:table-cell>
          <table:table-cell/>
          <table:table-cell table:style-name="ce3" table:formula="of:=IF([.A71]&gt;[.B71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.24438" calcext:value-type="float">
            <text:p>2.24438</text:p>
          </table:table-cell>
          <table:table-cell office:value-type="float" office:value="4.2496" calcext:value-type="float">
            <text:p>4.2496</text:p>
          </table:table-cell>
          <table:table-cell table:style-name="ce2" table:formula="of:=IF([.A72]&lt;0.01; 1; 0)" office:value-type="float" office:value="0" calcext:value-type="float">
            <text:p>0.00</text:p>
          </table:table-cell>
          <table:table-cell table:style-name="ce2" table:formula="of:=IF([.B72]&lt;0.01; 1; 0)" office:value-type="float" office:value="0" calcext:value-type="float">
            <text:p>0.00</text:p>
          </table:table-cell>
          <table:table-cell/>
          <table:table-cell table:style-name="ce3" table:formula="of:=IF([.A72]&gt;[.B72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.32431" calcext:value-type="float">
            <text:p>2.32431</text:p>
          </table:table-cell>
          <table:table-cell office:value-type="float" office:value="3.37945" calcext:value-type="float">
            <text:p>3.37945</text:p>
          </table:table-cell>
          <table:table-cell table:style-name="ce2" table:formula="of:=IF([.A73]&lt;0.01; 1; 0)" office:value-type="float" office:value="0" calcext:value-type="float">
            <text:p>0.00</text:p>
          </table:table-cell>
          <table:table-cell table:style-name="ce2" table:formula="of:=IF([.B73]&lt;0.01; 1; 0)" office:value-type="float" office:value="0" calcext:value-type="float">
            <text:p>0.00</text:p>
          </table:table-cell>
          <table:table-cell/>
          <table:table-cell table:style-name="ce3" table:formula="of:=IF([.A73]&gt;[.B73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1891" calcext:value-type="float">
            <text:p>5.51891</text:p>
          </table:table-cell>
          <table:table-cell table:style-name="ce2" table:formula="of:=IF([.A74]&lt;0.01; 1; 0)" office:value-type="float" office:value="1" calcext:value-type="float">
            <text:p>1.00</text:p>
          </table:table-cell>
          <table:table-cell table:style-name="ce2" table:formula="of:=IF([.B7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6547" calcext:value-type="float">
            <text:p>5.06547</text:p>
          </table:table-cell>
          <table:table-cell table:style-name="ce2" table:formula="of:=IF([.A75]&lt;0.01; 1; 0)" office:value-type="float" office:value="1" calcext:value-type="float">
            <text:p>1.00</text:p>
          </table:table-cell>
          <table:table-cell table:style-name="ce2" table:formula="of:=IF([.B75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1631" calcext:value-type="float">
            <text:p>4.31631</text:p>
          </table:table-cell>
          <table:table-cell table:style-name="ce2" table:formula="of:=IF([.A76]&lt;0.01; 1; 0)" office:value-type="float" office:value="1" calcext:value-type="float">
            <text:p>1.00</text:p>
          </table:table-cell>
          <table:table-cell table:style-name="ce2" table:formula="of:=IF([.B76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6044" calcext:value-type="float">
            <text:p>3.96044</text:p>
          </table:table-cell>
          <table:table-cell table:style-name="ce2" table:formula="of:=IF([.A77]&lt;0.01; 1; 0)" office:value-type="float" office:value="1" calcext:value-type="float">
            <text:p>1.00</text:p>
          </table:table-cell>
          <table:table-cell table:style-name="ce2" table:formula="of:=IF([.B77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.00649" calcext:value-type="float">
            <text:p>5.00649</text:p>
          </table:table-cell>
          <table:table-cell office:value-type="float" office:value="4.05165" calcext:value-type="float">
            <text:p>4.05165</text:p>
          </table:table-cell>
          <table:table-cell table:style-name="ce2" table:formula="of:=IF([.A78]&lt;0.01; 1; 0)" office:value-type="float" office:value="0" calcext:value-type="float">
            <text:p>0.00</text:p>
          </table:table-cell>
          <table:table-cell table:style-name="ce2" table:formula="of:=IF([.B78]&lt;0.01; 1; 0)" office:value-type="float" office:value="0" calcext:value-type="float">
            <text:p>0.00</text:p>
          </table:table-cell>
          <table:table-cell/>
          <table:table-cell table:style-name="ce3" table:formula="of:=IF([.A78]&gt;[.B78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5.191" calcext:value-type="float">
            <text:p>5.191</text:p>
          </table:table-cell>
          <table:table-cell office:value-type="float" office:value="4.44156" calcext:value-type="float">
            <text:p>4.44156</text:p>
          </table:table-cell>
          <table:table-cell table:style-name="ce2" table:formula="of:=IF([.A79]&lt;0.01; 1; 0)" office:value-type="float" office:value="0" calcext:value-type="float">
            <text:p>0.00</text:p>
          </table:table-cell>
          <table:table-cell table:style-name="ce2" table:formula="of:=IF([.B79]&lt;0.01; 1; 0)" office:value-type="float" office:value="0" calcext:value-type="float">
            <text:p>0.00</text:p>
          </table:table-cell>
          <table:table-cell/>
          <table:table-cell table:style-name="ce3" table:formula="of:=IF([.A79]&gt;[.B79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708" calcext:value-type="float">
            <text:p>5.94708</text:p>
          </table:table-cell>
          <table:table-cell table:style-name="ce2" table:formula="of:=IF([.A80]&lt;0.01; 1; 0)" office:value-type="float" office:value="1" calcext:value-type="float">
            <text:p>1.00</text:p>
          </table:table-cell>
          <table:table-cell table:style-name="ce2" table:formula="of:=IF([.B8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4531" calcext:value-type="float">
            <text:p>3.54531</text:p>
          </table:table-cell>
          <table:table-cell table:style-name="ce2" table:formula="of:=IF([.A81]&lt;0.01; 1; 0)" office:value-type="float" office:value="1" calcext:value-type="float">
            <text:p>1.00</text:p>
          </table:table-cell>
          <table:table-cell table:style-name="ce2" table:formula="of:=IF([.B81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5636" calcext:value-type="float">
            <text:p>3.15636</text:p>
          </table:table-cell>
          <table:table-cell table:style-name="ce2" table:formula="of:=IF([.A82]&lt;0.01; 1; 0)" office:value-type="float" office:value="1" calcext:value-type="float">
            <text:p>1.00</text:p>
          </table:table-cell>
          <table:table-cell table:style-name="ce2" table:formula="of:=IF([.B8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575" calcext:value-type="float">
            <text:p>2.86575</text:p>
          </table:table-cell>
          <table:table-cell table:style-name="ce2" table:formula="of:=IF([.A83]&lt;0.01; 1; 0)" office:value-type="float" office:value="1" calcext:value-type="float">
            <text:p>1.00</text:p>
          </table:table-cell>
          <table:table-cell table:style-name="ce2" table:formula="of:=IF([.B83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792" calcext:value-type="float">
            <text:p>2.8792</text:p>
          </table:table-cell>
          <table:table-cell table:style-name="ce2" table:formula="of:=IF([.A84]&lt;0.01; 1; 0)" office:value-type="float" office:value="1" calcext:value-type="float">
            <text:p>1.00</text:p>
          </table:table-cell>
          <table:table-cell table:style-name="ce2" table:formula="of:=IF([.B8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.05822" calcext:value-type="float">
            <text:p>5.05822</text:p>
          </table:table-cell>
          <table:table-cell office:value-type="float" office:value="3.02735" calcext:value-type="float">
            <text:p>3.02735</text:p>
          </table:table-cell>
          <table:table-cell table:style-name="ce2" table:formula="of:=IF([.A85]&lt;0.01; 1; 0)" office:value-type="float" office:value="0" calcext:value-type="float">
            <text:p>0.00</text:p>
          </table:table-cell>
          <table:table-cell table:style-name="ce2" table:formula="of:=IF([.B85]&lt;0.01; 1; 0)" office:value-type="float" office:value="0" calcext:value-type="float">
            <text:p>0.00</text:p>
          </table:table-cell>
          <table:table-cell/>
          <table:table-cell table:style-name="ce3" table:formula="of:=IF([.A85]&gt;[.B85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4252" calcext:value-type="float">
            <text:p>4.74252</text:p>
          </table:table-cell>
          <table:table-cell table:style-name="ce2" table:formula="of:=IF([.A86]&lt;0.01; 1; 0)" office:value-type="float" office:value="1" calcext:value-type="float">
            <text:p>1.00</text:p>
          </table:table-cell>
          <table:table-cell table:style-name="ce2" table:formula="of:=IF([.B86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48" calcext:value-type="float">
            <text:p>3.0948</text:p>
          </table:table-cell>
          <table:table-cell table:style-name="ce2" table:formula="of:=IF([.A87]&lt;0.01; 1; 0)" office:value-type="float" office:value="1" calcext:value-type="float">
            <text:p>1.00</text:p>
          </table:table-cell>
          <table:table-cell table:style-name="ce2" table:formula="of:=IF([.B87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8488" calcext:value-type="float">
            <text:p>2.78488</text:p>
          </table:table-cell>
          <table:table-cell table:style-name="ce2" table:formula="of:=IF([.A88]&lt;0.01; 1; 0)" office:value-type="float" office:value="1" calcext:value-type="float">
            <text:p>1.00</text:p>
          </table:table-cell>
          <table:table-cell table:style-name="ce2" table:formula="of:=IF([.B8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0178" calcext:value-type="float">
            <text:p>2.50178</text:p>
          </table:table-cell>
          <table:table-cell table:style-name="ce2" table:formula="of:=IF([.A89]&lt;0.01; 1; 0)" office:value-type="float" office:value="1" calcext:value-type="float">
            <text:p>1.00</text:p>
          </table:table-cell>
          <table:table-cell table:style-name="ce2" table:formula="of:=IF([.B89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7558" calcext:value-type="float">
            <text:p>2.47558</text:p>
          </table:table-cell>
          <table:table-cell table:style-name="ce2" table:formula="of:=IF([.A90]&lt;0.01; 1; 0)" office:value-type="float" office:value="1" calcext:value-type="float">
            <text:p>1.00</text:p>
          </table:table-cell>
          <table:table-cell table:style-name="ce2" table:formula="of:=IF([.B9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4.98111" calcext:value-type="float">
            <text:p>4.98111</text:p>
          </table:table-cell>
          <table:table-cell office:value-type="float" office:value="2.46968" calcext:value-type="float">
            <text:p>2.46968</text:p>
          </table:table-cell>
          <table:table-cell table:style-name="ce2" table:formula="of:=IF([.A91]&lt;0.01; 1; 0)" office:value-type="float" office:value="0" calcext:value-type="float">
            <text:p>0.00</text:p>
          </table:table-cell>
          <table:table-cell table:style-name="ce2" table:formula="of:=IF([.B91]&lt;0.01; 1; 0)" office:value-type="float" office:value="0" calcext:value-type="float">
            <text:p>0.00</text:p>
          </table:table-cell>
          <table:table-cell/>
          <table:table-cell table:style-name="ce3" table:formula="of:=IF([.A91]&gt;[.B91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5646" calcext:value-type="float">
            <text:p>5.65646</text:p>
          </table:table-cell>
          <table:table-cell table:style-name="ce2" table:formula="of:=IF([.A92]&lt;0.01; 1; 0)" office:value-type="float" office:value="1" calcext:value-type="float">
            <text:p>1.00</text:p>
          </table:table-cell>
          <table:table-cell table:style-name="ce2" table:formula="of:=IF([.B9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3602" calcext:value-type="float">
            <text:p>4.53602</text:p>
          </table:table-cell>
          <table:table-cell table:style-name="ce2" table:formula="of:=IF([.A93]&lt;0.01; 1; 0)" office:value-type="float" office:value="1" calcext:value-type="float">
            <text:p>1.00</text:p>
          </table:table-cell>
          <table:table-cell table:style-name="ce2" table:formula="of:=IF([.B93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205" calcext:value-type="float">
            <text:p>3.9205</text:p>
          </table:table-cell>
          <table:table-cell table:style-name="ce2" table:formula="of:=IF([.A94]&lt;0.01; 1; 0)" office:value-type="float" office:value="1" calcext:value-type="float">
            <text:p>1.00</text:p>
          </table:table-cell>
          <table:table-cell table:style-name="ce2" table:formula="of:=IF([.B9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943" calcext:value-type="float">
            <text:p>3.5943</text:p>
          </table:table-cell>
          <table:table-cell table:style-name="ce2" table:formula="of:=IF([.A95]&lt;0.01; 1; 0)" office:value-type="float" office:value="1" calcext:value-type="float">
            <text:p>1.00</text:p>
          </table:table-cell>
          <table:table-cell table:style-name="ce2" table:formula="of:=IF([.B95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.02641" calcext:value-type="float">
            <text:p>5.02641</text:p>
          </table:table-cell>
          <table:table-cell office:value-type="float" office:value="3.66901" calcext:value-type="float">
            <text:p>3.66901</text:p>
          </table:table-cell>
          <table:table-cell table:style-name="ce2" table:formula="of:=IF([.A96]&lt;0.01; 1; 0)" office:value-type="float" office:value="0" calcext:value-type="float">
            <text:p>0.00</text:p>
          </table:table-cell>
          <table:table-cell table:style-name="ce2" table:formula="of:=IF([.B96]&lt;0.01; 1; 0)" office:value-type="float" office:value="0" calcext:value-type="float">
            <text:p>0.00</text:p>
          </table:table-cell>
          <table:table-cell/>
          <table:table-cell table:style-name="ce3" table:formula="of:=IF([.A96]&gt;[.B96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77204" calcext:value-type="float">
            <text:p>4.77204</text:p>
          </table:table-cell>
          <table:table-cell office:value-type="float" office:value="4.01669" calcext:value-type="float">
            <text:p>4.01669</text:p>
          </table:table-cell>
          <table:table-cell table:style-name="ce2" table:formula="of:=IF([.A97]&lt;0.01; 1; 0)" office:value-type="float" office:value="0" calcext:value-type="float">
            <text:p>0.00</text:p>
          </table:table-cell>
          <table:table-cell table:style-name="ce2" table:formula="of:=IF([.B97]&lt;0.01; 1; 0)" office:value-type="float" office:value="0" calcext:value-type="float">
            <text:p>0.00</text:p>
          </table:table-cell>
          <table:table-cell/>
          <table:table-cell table:style-name="ce3" table:formula="of:=IF([.A97]&gt;[.B97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9383" calcext:value-type="float">
            <text:p>4.79383</text:p>
          </table:table-cell>
          <table:table-cell table:style-name="ce2" table:formula="of:=IF([.A98]&lt;0.01; 1; 0)" office:value-type="float" office:value="1" calcext:value-type="float">
            <text:p>1.00</text:p>
          </table:table-cell>
          <table:table-cell table:style-name="ce2" table:formula="of:=IF([.B9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8794" calcext:value-type="float">
            <text:p>4.48794</text:p>
          </table:table-cell>
          <table:table-cell table:style-name="ce2" table:formula="of:=IF([.A99]&lt;0.01; 1; 0)" office:value-type="float" office:value="1" calcext:value-type="float">
            <text:p>1.00</text:p>
          </table:table-cell>
          <table:table-cell table:style-name="ce2" table:formula="of:=IF([.B99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5785" calcext:value-type="float">
            <text:p>4.15785</text:p>
          </table:table-cell>
          <table:table-cell table:style-name="ce2" table:formula="of:=IF([.A100]&lt;0.01; 1; 0)" office:value-type="float" office:value="1" calcext:value-type="float">
            <text:p>1.00</text:p>
          </table:table-cell>
          <table:table-cell table:style-name="ce2" table:formula="of:=IF([.B10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4683" calcext:value-type="float">
            <text:p>3.94683</text:p>
          </table:table-cell>
          <table:table-cell table:style-name="ce2" table:formula="of:=IF([.A101]&lt;0.01; 1; 0)" office:value-type="float" office:value="1" calcext:value-type="float">
            <text:p>1.00</text:p>
          </table:table-cell>
          <table:table-cell table:style-name="ce2" table:formula="of:=IF([.B101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95" calcext:value-type="float">
            <text:p>3.8895</text:p>
          </table:table-cell>
          <table:table-cell table:style-name="ce2" table:formula="of:=IF([.A102]&lt;0.01; 1; 0)" office:value-type="float" office:value="1" calcext:value-type="float">
            <text:p>1.00</text:p>
          </table:table-cell>
          <table:table-cell table:style-name="ce2" table:formula="of:=IF([.B10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6.32056" calcext:value-type="float">
            <text:p>6.32056</text:p>
          </table:table-cell>
          <table:table-cell office:value-type="float" office:value="3.8321" calcext:value-type="float">
            <text:p>3.8321</text:p>
          </table:table-cell>
          <table:table-cell table:style-name="ce2" table:formula="of:=IF([.A103]&lt;0.01; 1; 0)" office:value-type="float" office:value="0" calcext:value-type="float">
            <text:p>0.00</text:p>
          </table:table-cell>
          <table:table-cell table:style-name="ce2" table:formula="of:=IF([.B103]&lt;0.01; 1; 0)" office:value-type="float" office:value="0" calcext:value-type="float">
            <text:p>0.00</text:p>
          </table:table-cell>
          <table:table-cell/>
          <table:table-cell table:style-name="ce3" table:formula="of:=IF([.A103]&gt;[.B103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032" calcext:value-type="float">
            <text:p>3.84032</text:p>
          </table:table-cell>
          <table:table-cell table:style-name="ce2" table:formula="of:=IF([.A104]&lt;0.01; 1; 0)" office:value-type="float" office:value="1" calcext:value-type="float">
            <text:p>1.00</text:p>
          </table:table-cell>
          <table:table-cell table:style-name="ce2" table:formula="of:=IF([.B10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7009" calcext:value-type="float">
            <text:p>3.67009</text:p>
          </table:table-cell>
          <table:table-cell table:style-name="ce2" table:formula="of:=IF([.A105]&lt;0.01; 1; 0)" office:value-type="float" office:value="1" calcext:value-type="float">
            <text:p>1.00</text:p>
          </table:table-cell>
          <table:table-cell table:style-name="ce2" table:formula="of:=IF([.B105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9948" calcext:value-type="float">
            <text:p>3.39948</text:p>
          </table:table-cell>
          <table:table-cell table:style-name="ce2" table:formula="of:=IF([.A106]&lt;0.01; 1; 0)" office:value-type="float" office:value="1" calcext:value-type="float">
            <text:p>1.00</text:p>
          </table:table-cell>
          <table:table-cell table:style-name="ce2" table:formula="of:=IF([.B106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2106" calcext:value-type="float">
            <text:p>3.22106</text:p>
          </table:table-cell>
          <table:table-cell table:style-name="ce2" table:formula="of:=IF([.A107]&lt;0.01; 1; 0)" office:value-type="float" office:value="1" calcext:value-type="float">
            <text:p>1.00</text:p>
          </table:table-cell>
          <table:table-cell table:style-name="ce2" table:formula="of:=IF([.B107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3647" calcext:value-type="float">
            <text:p>3.13647</text:p>
          </table:table-cell>
          <table:table-cell table:style-name="ce2" table:formula="of:=IF([.A108]&lt;0.01; 1; 0)" office:value-type="float" office:value="1" calcext:value-type="float">
            <text:p>1.00</text:p>
          </table:table-cell>
          <table:table-cell table:style-name="ce2" table:formula="of:=IF([.B10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6.34888" calcext:value-type="float">
            <text:p>6.34888</text:p>
          </table:table-cell>
          <table:table-cell office:value-type="float" office:value="2.99019" calcext:value-type="float">
            <text:p>2.99019</text:p>
          </table:table-cell>
          <table:table-cell table:style-name="ce2" table:formula="of:=IF([.A109]&lt;0.01; 1; 0)" office:value-type="float" office:value="0" calcext:value-type="float">
            <text:p>0.00</text:p>
          </table:table-cell>
          <table:table-cell table:style-name="ce2" table:formula="of:=IF([.B109]&lt;0.01; 1; 0)" office:value-type="float" office:value="0" calcext:value-type="float">
            <text:p>0.00</text:p>
          </table:table-cell>
          <table:table-cell/>
          <table:table-cell table:style-name="ce3" table:formula="of:=IF([.A109]&gt;[.B109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9286" calcext:value-type="float">
            <text:p>3.59286</text:p>
          </table:table-cell>
          <table:table-cell table:style-name="ce2" table:formula="of:=IF([.A110]&lt;0.01; 1; 0)" office:value-type="float" office:value="1" calcext:value-type="float">
            <text:p>1.00</text:p>
          </table:table-cell>
          <table:table-cell table:style-name="ce2" table:formula="of:=IF([.B11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1727" calcext:value-type="float">
            <text:p>3.41727</text:p>
          </table:table-cell>
          <table:table-cell table:style-name="ce2" table:formula="of:=IF([.A111]&lt;0.01; 1; 0)" office:value-type="float" office:value="1" calcext:value-type="float">
            <text:p>1.00</text:p>
          </table:table-cell>
          <table:table-cell table:style-name="ce2" table:formula="of:=IF([.B111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4445" calcext:value-type="float">
            <text:p>3.14445</text:p>
          </table:table-cell>
          <table:table-cell table:style-name="ce2" table:formula="of:=IF([.A112]&lt;0.01; 1; 0)" office:value-type="float" office:value="1" calcext:value-type="float">
            <text:p>1.00</text:p>
          </table:table-cell>
          <table:table-cell table:style-name="ce2" table:formula="of:=IF([.B11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7028" calcext:value-type="float">
            <text:p>2.97028</text:p>
          </table:table-cell>
          <table:table-cell table:style-name="ce2" table:formula="of:=IF([.A113]&lt;0.01; 1; 0)" office:value-type="float" office:value="1" calcext:value-type="float">
            <text:p>1.00</text:p>
          </table:table-cell>
          <table:table-cell table:style-name="ce2" table:formula="of:=IF([.B113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7853" calcext:value-type="float">
            <text:p>2.87853</text:p>
          </table:table-cell>
          <table:table-cell table:style-name="ce2" table:formula="of:=IF([.A114]&lt;0.01; 1; 0)" office:value-type="float" office:value="1" calcext:value-type="float">
            <text:p>1.00</text:p>
          </table:table-cell>
          <table:table-cell table:style-name="ce2" table:formula="of:=IF([.B11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4.10897" calcext:value-type="float">
            <text:p>4.10897</text:p>
          </table:table-cell>
          <table:table-cell office:value-type="float" office:value="2.70508" calcext:value-type="float">
            <text:p>2.70508</text:p>
          </table:table-cell>
          <table:table-cell table:style-name="ce2" table:formula="of:=IF([.A115]&lt;0.01; 1; 0)" office:value-type="float" office:value="0" calcext:value-type="float">
            <text:p>0.00</text:p>
          </table:table-cell>
          <table:table-cell table:style-name="ce2" table:formula="of:=IF([.B115]&lt;0.01; 1; 0)" office:value-type="float" office:value="0" calcext:value-type="float">
            <text:p>0.00</text:p>
          </table:table-cell>
          <table:table-cell/>
          <table:table-cell table:style-name="ce3" table:formula="of:=IF([.A115]&gt;[.B115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5634" calcext:value-type="float">
            <text:p>4.35634</text:p>
          </table:table-cell>
          <table:table-cell table:style-name="ce2" table:formula="of:=IF([.A116]&lt;0.01; 1; 0)" office:value-type="float" office:value="1" calcext:value-type="float">
            <text:p>1.00</text:p>
          </table:table-cell>
          <table:table-cell table:style-name="ce2" table:formula="of:=IF([.B116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9589" calcext:value-type="float">
            <text:p>4.19589</text:p>
          </table:table-cell>
          <table:table-cell table:style-name="ce2" table:formula="of:=IF([.A117]&lt;0.01; 1; 0)" office:value-type="float" office:value="1" calcext:value-type="float">
            <text:p>1.00</text:p>
          </table:table-cell>
          <table:table-cell table:style-name="ce2" table:formula="of:=IF([.B117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193" calcext:value-type="float">
            <text:p>3.90193</text:p>
          </table:table-cell>
          <table:table-cell table:style-name="ce2" table:formula="of:=IF([.A118]&lt;0.01; 1; 0)" office:value-type="float" office:value="1" calcext:value-type="float">
            <text:p>1.00</text:p>
          </table:table-cell>
          <table:table-cell table:style-name="ce2" table:formula="of:=IF([.B11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613" calcext:value-type="float">
            <text:p>3.70613</text:p>
          </table:table-cell>
          <table:table-cell table:style-name="ce2" table:formula="of:=IF([.A119]&lt;0.01; 1; 0)" office:value-type="float" office:value="1" calcext:value-type="float">
            <text:p>1.00</text:p>
          </table:table-cell>
          <table:table-cell table:style-name="ce2" table:formula="of:=IF([.B119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973" calcext:value-type="float">
            <text:p>3.63973</text:p>
          </table:table-cell>
          <table:table-cell table:style-name="ce2" table:formula="of:=IF([.A120]&lt;0.01; 1; 0)" office:value-type="float" office:value="1" calcext:value-type="float">
            <text:p>1.00</text:p>
          </table:table-cell>
          <table:table-cell table:style-name="ce2" table:formula="of:=IF([.B12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4.00904" calcext:value-type="float">
            <text:p>4.00904</text:p>
          </table:table-cell>
          <table:table-cell office:value-type="float" office:value="3.552" calcext:value-type="float">
            <text:p>3.552</text:p>
          </table:table-cell>
          <table:table-cell table:style-name="ce2" table:formula="of:=IF([.A121]&lt;0.01; 1; 0)" office:value-type="float" office:value="0" calcext:value-type="float">
            <text:p>0.00</text:p>
          </table:table-cell>
          <table:table-cell table:style-name="ce2" table:formula="of:=IF([.B121]&lt;0.01; 1; 0)" office:value-type="float" office:value="0" calcext:value-type="float">
            <text:p>0.00</text:p>
          </table:table-cell>
          <table:table-cell/>
          <table:table-cell table:style-name="ce3" table:formula="of:=IF([.A121]&gt;[.B121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9321" calcext:value-type="float">
            <text:p>5.29321</text:p>
          </table:table-cell>
          <table:table-cell table:style-name="ce2" table:formula="of:=IF([.A122]&lt;0.01; 1; 0)" office:value-type="float" office:value="1" calcext:value-type="float">
            <text:p>1.00</text:p>
          </table:table-cell>
          <table:table-cell table:style-name="ce2" table:formula="of:=IF([.B12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9687" calcext:value-type="float">
            <text:p>4.89687</text:p>
          </table:table-cell>
          <table:table-cell table:style-name="ce2" table:formula="of:=IF([.A123]&lt;0.01; 1; 0)" office:value-type="float" office:value="1" calcext:value-type="float">
            <text:p>1.00</text:p>
          </table:table-cell>
          <table:table-cell table:style-name="ce2" table:formula="of:=IF([.B123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4906" calcext:value-type="float">
            <text:p>4.44906</text:p>
          </table:table-cell>
          <table:table-cell table:style-name="ce2" table:formula="of:=IF([.A124]&lt;0.01; 1; 0)" office:value-type="float" office:value="1" calcext:value-type="float">
            <text:p>1.00</text:p>
          </table:table-cell>
          <table:table-cell table:style-name="ce2" table:formula="of:=IF([.B12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9292" calcext:value-type="float">
            <text:p>4.39292</text:p>
          </table:table-cell>
          <table:table-cell table:style-name="ce2" table:formula="of:=IF([.A125]&lt;0.01; 1; 0)" office:value-type="float" office:value="1" calcext:value-type="float">
            <text:p>1.00</text:p>
          </table:table-cell>
          <table:table-cell table:style-name="ce2" table:formula="of:=IF([.B125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2465" calcext:value-type="float">
            <text:p>4.22465</text:p>
          </table:table-cell>
          <table:table-cell table:style-name="ce2" table:formula="of:=IF([.A126]&lt;0.01; 1; 0)" office:value-type="float" office:value="1" calcext:value-type="float">
            <text:p>1.00</text:p>
          </table:table-cell>
          <table:table-cell table:style-name="ce2" table:formula="of:=IF([.B126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105" calcext:value-type="float">
            <text:p>4.0105</text:p>
          </table:table-cell>
          <table:table-cell table:style-name="ce2" table:formula="of:=IF([.A127]&lt;0.01; 1; 0)" office:value-type="float" office:value="1" calcext:value-type="float">
            <text:p>1.00</text:p>
          </table:table-cell>
          <table:table-cell table:style-name="ce2" table:formula="of:=IF([.B127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7161" calcext:value-type="float">
            <text:p>4.67161</text:p>
          </table:table-cell>
          <table:table-cell table:style-name="ce2" table:formula="of:=IF([.A128]&lt;0.01; 1; 0)" office:value-type="float" office:value="1" calcext:value-type="float">
            <text:p>1.00</text:p>
          </table:table-cell>
          <table:table-cell table:style-name="ce2" table:formula="of:=IF([.B12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9267" calcext:value-type="float">
            <text:p>4.29267</text:p>
          </table:table-cell>
          <table:table-cell table:style-name="ce2" table:formula="of:=IF([.A129]&lt;0.01; 1; 0)" office:value-type="float" office:value="1" calcext:value-type="float">
            <text:p>1.00</text:p>
          </table:table-cell>
          <table:table-cell table:style-name="ce2" table:formula="of:=IF([.B129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323" calcext:value-type="float">
            <text:p>3.88323</text:p>
          </table:table-cell>
          <table:table-cell table:style-name="ce2" table:formula="of:=IF([.A130]&lt;0.01; 1; 0)" office:value-type="float" office:value="1" calcext:value-type="float">
            <text:p>1.00</text:p>
          </table:table-cell>
          <table:table-cell table:style-name="ce2" table:formula="of:=IF([.B13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8806" calcext:value-type="float">
            <text:p>3.78806</text:p>
          </table:table-cell>
          <table:table-cell table:style-name="ce2" table:formula="of:=IF([.A131]&lt;0.01; 1; 0)" office:value-type="float" office:value="1" calcext:value-type="float">
            <text:p>1.00</text:p>
          </table:table-cell>
          <table:table-cell table:style-name="ce2" table:formula="of:=IF([.B131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0999" calcext:value-type="float">
            <text:p>3.60999</text:p>
          </table:table-cell>
          <table:table-cell table:style-name="ce2" table:formula="of:=IF([.A132]&lt;0.01; 1; 0)" office:value-type="float" office:value="1" calcext:value-type="float">
            <text:p>1.00</text:p>
          </table:table-cell>
          <table:table-cell table:style-name="ce2" table:formula="of:=IF([.B13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6859" calcext:value-type="float">
            <text:p>3.36859</text:p>
          </table:table-cell>
          <table:table-cell table:style-name="ce2" table:formula="of:=IF([.A133]&lt;0.01; 1; 0)" office:value-type="float" office:value="1" calcext:value-type="float">
            <text:p>1.00</text:p>
          </table:table-cell>
          <table:table-cell table:style-name="ce2" table:formula="of:=IF([.B133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0922" calcext:value-type="float">
            <text:p>4.30922</text:p>
          </table:table-cell>
          <table:table-cell table:style-name="ce2" table:formula="of:=IF([.A134]&lt;0.01; 1; 0)" office:value-type="float" office:value="1" calcext:value-type="float">
            <text:p>1.00</text:p>
          </table:table-cell>
          <table:table-cell table:style-name="ce2" table:formula="of:=IF([.B13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382" calcext:value-type="float">
            <text:p>3.98382</text:p>
          </table:table-cell>
          <table:table-cell table:style-name="ce2" table:formula="of:=IF([.A135]&lt;0.01; 1; 0)" office:value-type="float" office:value="1" calcext:value-type="float">
            <text:p>1.00</text:p>
          </table:table-cell>
          <table:table-cell table:style-name="ce2" table:formula="of:=IF([.B135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5972" calcext:value-type="float">
            <text:p>3.65972</text:p>
          </table:table-cell>
          <table:table-cell table:style-name="ce2" table:formula="of:=IF([.A136]&lt;0.01; 1; 0)" office:value-type="float" office:value="1" calcext:value-type="float">
            <text:p>1.00</text:p>
          </table:table-cell>
          <table:table-cell table:style-name="ce2" table:formula="of:=IF([.B136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6324" calcext:value-type="float">
            <text:p>3.56324</text:p>
          </table:table-cell>
          <table:table-cell table:style-name="ce2" table:formula="of:=IF([.A137]&lt;0.01; 1; 0)" office:value-type="float" office:value="1" calcext:value-type="float">
            <text:p>1.00</text:p>
          </table:table-cell>
          <table:table-cell table:style-name="ce2" table:formula="of:=IF([.B137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8895" calcext:value-type="float">
            <text:p>3.38895</text:p>
          </table:table-cell>
          <table:table-cell table:style-name="ce2" table:formula="of:=IF([.A138]&lt;0.01; 1; 0)" office:value-type="float" office:value="1" calcext:value-type="float">
            <text:p>1.00</text:p>
          </table:table-cell>
          <table:table-cell table:style-name="ce2" table:formula="of:=IF([.B13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4373" calcext:value-type="float">
            <text:p>3.14373</text:p>
          </table:table-cell>
          <table:table-cell table:style-name="ce2" table:formula="of:=IF([.A139]&lt;0.01; 1; 0)" office:value-type="float" office:value="1" calcext:value-type="float">
            <text:p>1.00</text:p>
          </table:table-cell>
          <table:table-cell table:style-name="ce2" table:formula="of:=IF([.B139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4854" calcext:value-type="float">
            <text:p>5.14854</text:p>
          </table:table-cell>
          <table:table-cell table:style-name="ce2" table:formula="of:=IF([.A140]&lt;0.01; 1; 0)" office:value-type="float" office:value="1" calcext:value-type="float">
            <text:p>1.00</text:p>
          </table:table-cell>
          <table:table-cell table:style-name="ce2" table:formula="of:=IF([.B14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435" calcext:value-type="float">
            <text:p>4.7435</text:p>
          </table:table-cell>
          <table:table-cell table:style-name="ce2" table:formula="of:=IF([.A141]&lt;0.01; 1; 0)" office:value-type="float" office:value="1" calcext:value-type="float">
            <text:p>1.00</text:p>
          </table:table-cell>
          <table:table-cell table:style-name="ce2" table:formula="of:=IF([.B141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6503" calcext:value-type="float">
            <text:p>4.26503</text:p>
          </table:table-cell>
          <table:table-cell table:style-name="ce2" table:formula="of:=IF([.A142]&lt;0.01; 1; 0)" office:value-type="float" office:value="1" calcext:value-type="float">
            <text:p>1.00</text:p>
          </table:table-cell>
          <table:table-cell table:style-name="ce2" table:formula="of:=IF([.B14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9979" calcext:value-type="float">
            <text:p>4.19979</text:p>
          </table:table-cell>
          <table:table-cell table:style-name="ce2" table:formula="of:=IF([.A143]&lt;0.01; 1; 0)" office:value-type="float" office:value="1" calcext:value-type="float">
            <text:p>1.00</text:p>
          </table:table-cell>
          <table:table-cell table:style-name="ce2" table:formula="of:=IF([.B143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2604" calcext:value-type="float">
            <text:p>4.02604</text:p>
          </table:table-cell>
          <table:table-cell table:style-name="ce2" table:formula="of:=IF([.A144]&lt;0.01; 1; 0)" office:value-type="float" office:value="1" calcext:value-type="float">
            <text:p>1.00</text:p>
          </table:table-cell>
          <table:table-cell table:style-name="ce2" table:formula="of:=IF([.B14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0045" calcext:value-type="float">
            <text:p>3.80045</text:p>
          </table:table-cell>
          <table:table-cell table:style-name="ce2" table:formula="of:=IF([.A145]&lt;0.01; 1; 0)" office:value-type="float" office:value="1" calcext:value-type="float">
            <text:p>1.00</text:p>
          </table:table-cell>
          <table:table-cell table:style-name="ce2" table:formula="of:=IF([.B145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office:value-type="string" calcext:value-type="string">
            <text:p>Algoritmo geométrico</text:p>
          </table:table-cell>
          <table:table-cell table:style-name="ce1" office:value-type="string" calcext:value-type="string">
            <text:p>moveIt!</text:p>
          </table:table-cell>
        </table:table-row>
        <table:table-row table:style-name="ro1">
          <table:table-cell table:number-columns-repeated="2"/>
          <table:table-cell table:style-name="ce1" table:formula="of:=SUM([.C2:.C145])" office:value-type="float" office:value="81" calcext:value-type="float">
            <text:p>81</text:p>
          </table:table-cell>
          <table:table-cell table:style-name="ce1" table:formula="of:=SUM([.D2:.D145])" office:value-type="float" office:value="0" calcext:value-type="float">
            <text:p>0</text:p>
          </table:table-cell>
          <table:table-cell table:style-name="ce1"/>
          <table:table-cell table:style-name="ce1" table:formula="of:=SUM([.F2:.F145])" office:value-type="float" office:value="59" calcext:value-type="float">
            <text:p>59</text:p>
          </table:table-cell>
          <table:table-cell table:style-name="ce1" table:formula="of:=144-[.C147]-[.F147]" office:value-type="float" office:value="4" calcext:value-type="float">
            <text:p>4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oveIt!</text:p>
          </table:table-cell>
          <table:table-cell office:value-type="string" calcext:value-type="string">
            <text:p>Algoritmo Geometrico</text:p>
          </table:table-cell>
          <table:table-cell table:number-columns-repeated="5"/>
        </table:table-row>
        <table:table-row table:style-name="ro1">
          <table:table-cell office:value-type="float" office:value="4.193" calcext:value-type="float">
            <text:p>4.193</text:p>
          </table:table-cell>
          <table:table-cell office:value-type="float" office:value="2.90825" calcext:value-type="float">
            <text:p>2.90825</text:p>
          </table:table-cell>
          <table:table-cell table:number-columns-repeated="5"/>
        </table:table-row>
        <table:table-row table:style-name="ro1">
          <table:table-cell office:value-type="float" office:value="4.08118" calcext:value-type="float">
            <text:p>4.08118</text:p>
          </table:table-cell>
          <table:table-cell office:value-type="float" office:value="2.67317" calcext:value-type="float">
            <text:p>2.67317</text:p>
          </table:table-cell>
          <table:table-cell table:number-columns-repeated="5"/>
        </table:table-row>
        <table:table-row table:style-name="ro1">
          <table:table-cell office:value-type="float" office:value="4.01554" calcext:value-type="float">
            <text:p>4.01554</text:p>
          </table:table-cell>
          <table:table-cell office:value-type="float" office:value="2.3758" calcext:value-type="float">
            <text:p>2.3758</text:p>
          </table:table-cell>
          <table:table-cell table:number-columns-repeated="5"/>
        </table:table-row>
        <table:table-row table:style-name="ro1">
          <table:table-cell office:value-type="float" office:value="4.32639" calcext:value-type="float">
            <text:p>4.32639</text:p>
          </table:table-cell>
          <table:table-cell office:value-type="float" office:value="2.3389" calcext:value-type="float">
            <text:p>2.3389</text:p>
          </table:table-cell>
          <table:table-cell table:number-columns-repeated="5"/>
        </table:table-row>
        <table:table-row table:style-name="ro1">
          <table:table-cell office:value-type="float" office:value="5.21216" calcext:value-type="float">
            <text:p>5.21216</text:p>
          </table:table-cell>
          <table:table-cell office:value-type="float" office:value="2.56252" calcext:value-type="float">
            <text:p>2.56252</text:p>
          </table:table-cell>
          <table:table-cell table:number-columns-repeated="5"/>
        </table:table-row>
        <table:table-row table:style-name="ro1">
          <table:table-cell office:value-type="float" office:value="4.91146" calcext:value-type="float">
            <text:p>4.91146</text:p>
          </table:table-cell>
          <table:table-cell office:value-type="float" office:value="2.2896" calcext:value-type="float">
            <text:p>2.2896</text:p>
          </table:table-cell>
          <table:table-cell table:number-columns-repeated="5"/>
        </table:table-row>
        <table:table-row table:style-name="ro1">
          <table:table-cell office:value-type="float" office:value="4.62521" calcext:value-type="float">
            <text:p>4.62521</text:p>
          </table:table-cell>
          <table:table-cell office:value-type="float" office:value="1.97494" calcext:value-type="float">
            <text:p>1.97494</text:p>
          </table:table-cell>
          <table:table-cell table:number-columns-repeated="5"/>
        </table:table-row>
        <table:table-row table:style-name="ro1">
          <table:table-cell office:value-type="float" office:value="4.46246" calcext:value-type="float">
            <text:p>4.46246</text:p>
          </table:table-cell>
          <table:table-cell office:value-type="float" office:value="1.89717" calcext:value-type="float">
            <text:p>1.89717</text:p>
          </table:table-cell>
          <table:table-cell table:number-columns-repeated="5"/>
        </table:table-row>
        <table:table-row table:style-name="ro1">
          <table:table-cell office:value-type="float" office:value="4.11527" calcext:value-type="float">
            <text:p>4.11527</text:p>
          </table:table-cell>
          <table:table-cell office:value-type="float" office:value="1.85971" calcext:value-type="float">
            <text:p>1.85971</text:p>
          </table:table-cell>
          <table:table-cell table:number-columns-repeated="5"/>
        </table:table-row>
        <table:table-row table:style-name="ro1">
          <table:table-cell office:value-type="float" office:value="5.2962" calcext:value-type="float">
            <text:p>5.2962</text:p>
          </table:table-cell>
          <table:table-cell office:value-type="float" office:value="2.43214" calcext:value-type="float">
            <text:p>2.43214</text:p>
          </table:table-cell>
          <table:table-cell table:number-columns-repeated="5"/>
        </table:table-row>
        <table:table-row table:style-name="ro1">
          <table:table-cell office:value-type="float" office:value="4.98902" calcext:value-type="float">
            <text:p>4.98902</text:p>
          </table:table-cell>
          <table:table-cell office:value-type="float" office:value="2.14335" calcext:value-type="float">
            <text:p>2.14335</text:p>
          </table:table-cell>
          <table:table-cell table:number-columns-repeated="5"/>
        </table:table-row>
        <table:table-row table:style-name="ro1">
          <table:table-cell office:value-type="float" office:value="4.69733" calcext:value-type="float">
            <text:p>4.69733</text:p>
          </table:table-cell>
          <table:table-cell office:value-type="float" office:value="1.81866" calcext:value-type="float">
            <text:p>1.81866</text:p>
          </table:table-cell>
          <table:table-cell table:number-columns-repeated="5"/>
        </table:table-row>
        <table:table-row table:style-name="ro1">
          <table:table-cell office:value-type="float" office:value="4.52513" calcext:value-type="float">
            <text:p>4.52513</text:p>
          </table:table-cell>
          <table:table-cell office:value-type="float" office:value="1.73503" calcext:value-type="float">
            <text:p>1.73503</text:p>
          </table:table-cell>
          <table:table-cell table:number-columns-repeated="5"/>
        </table:table-row>
        <table:table-row table:style-name="ro1">
          <table:table-cell office:value-type="float" office:value="4.16976" calcext:value-type="float">
            <text:p>4.16976</text:p>
          </table:table-cell>
          <table:table-cell office:value-type="float" office:value="1.71651" calcext:value-type="float">
            <text:p>1.71651</text:p>
          </table:table-cell>
          <table:table-cell table:number-columns-repeated="5"/>
        </table:table-row>
        <table:table-row table:style-name="ro1">
          <table:table-cell office:value-type="float" office:value="5.11602" calcext:value-type="float">
            <text:p>5.11602</text:p>
          </table:table-cell>
          <table:table-cell office:value-type="float" office:value="2.80174" calcext:value-type="float">
            <text:p>2.80174</text:p>
          </table:table-cell>
          <table:table-cell table:number-columns-repeated="5"/>
        </table:table-row>
        <table:table-row table:style-name="ro1">
          <table:table-cell office:value-type="float" office:value="4.79172" calcext:value-type="float">
            <text:p>4.79172</text:p>
          </table:table-cell>
          <table:table-cell office:value-type="float" office:value="2.55621" calcext:value-type="float">
            <text:p>2.55621</text:p>
          </table:table-cell>
          <table:table-cell table:number-columns-repeated="5"/>
        </table:table-row>
        <table:table-row table:style-name="ro1">
          <table:table-cell office:value-type="float" office:value="4.49292" calcext:value-type="float">
            <text:p>4.49292</text:p>
          </table:table-cell>
          <table:table-cell office:value-type="float" office:value="2.25585" calcext:value-type="float">
            <text:p>2.25585</text:p>
          </table:table-cell>
          <table:table-cell table:number-columns-repeated="5"/>
        </table:table-row>
        <table:table-row table:style-name="ro1">
          <table:table-cell office:value-type="float" office:value="4.31189" calcext:value-type="float">
            <text:p>4.31189</text:p>
          </table:table-cell>
          <table:table-cell office:value-type="float" office:value="2.20144" calcext:value-type="float">
            <text:p>2.20144</text:p>
          </table:table-cell>
          <table:table-cell table:number-columns-repeated="5"/>
        </table:table-row>
        <table:table-row table:style-name="ro1">
          <table:table-cell office:value-type="float" office:value="3.91354" calcext:value-type="float">
            <text:p>3.91354</text:p>
          </table:table-cell>
          <table:table-cell office:value-type="float" office:value="2.12065" calcext:value-type="float">
            <text:p>2.12065</text:p>
          </table:table-cell>
          <table:table-cell table:number-columns-repeated="5"/>
        </table:table-row>
        <table:table-row table:style-name="ro1">
          <table:table-cell office:value-type="float" office:value="5.56741" calcext:value-type="float">
            <text:p>5.56741</text:p>
          </table:table-cell>
          <table:table-cell office:value-type="float" office:value="3.34723" calcext:value-type="float">
            <text:p>3.34723</text:p>
          </table:table-cell>
          <table:table-cell table:number-columns-repeated="5"/>
        </table:table-row>
        <table:table-row table:style-name="ro1">
          <table:table-cell office:value-type="float" office:value="5.2753" calcext:value-type="float">
            <text:p>5.2753</text:p>
          </table:table-cell>
          <table:table-cell office:value-type="float" office:value="3.20616" calcext:value-type="float">
            <text:p>3.20616</text:p>
          </table:table-cell>
          <table:table-cell table:number-columns-repeated="5"/>
        </table:table-row>
        <table:table-row table:style-name="ro1">
          <table:table-cell office:value-type="float" office:value="4.92291" calcext:value-type="float">
            <text:p>4.92291</text:p>
          </table:table-cell>
          <table:table-cell office:value-type="float" office:value="3.02358" calcext:value-type="float">
            <text:p>3.02358</text:p>
          </table:table-cell>
          <table:table-cell table:number-columns-repeated="5"/>
        </table:table-row>
        <table:table-row table:style-name="ro1">
          <table:table-cell office:value-type="float" office:value="4.76854" calcext:value-type="float">
            <text:p>4.76854</text:p>
          </table:table-cell>
          <table:table-cell office:value-type="float" office:value="2.85377" calcext:value-type="float">
            <text:p>2.85377</text:p>
          </table:table-cell>
          <table:table-cell table:number-columns-repeated="5"/>
        </table:table-row>
        <table:table-row table:style-name="ro1">
          <table:table-cell office:value-type="float" office:value="4.65526" calcext:value-type="float">
            <text:p>4.65526</text:p>
          </table:table-cell>
          <table:table-cell office:value-type="float" office:value="2.74807" calcext:value-type="float">
            <text:p>2.74807</text:p>
          </table:table-cell>
          <table:table-cell table:number-columns-repeated="5"/>
        </table:table-row>
        <table:table-row table:style-name="ro1">
          <table:table-cell office:value-type="float" office:value="5.40396" calcext:value-type="float">
            <text:p>5.40396</text:p>
          </table:table-cell>
          <table:table-cell office:value-type="float" office:value="2.49574" calcext:value-type="float">
            <text:p>2.49574</text:p>
          </table:table-cell>
          <table:table-cell table:number-columns-repeated="5"/>
        </table:table-row>
        <table:table-row table:style-name="ro1">
          <table:table-cell office:value-type="float" office:value="4.93436" calcext:value-type="float">
            <text:p>4.93436</text:p>
          </table:table-cell>
          <table:table-cell office:value-type="float" office:value="2.63739" calcext:value-type="float">
            <text:p>2.63739</text:p>
          </table:table-cell>
          <table:table-cell table:number-columns-repeated="5"/>
        </table:table-row>
        <table:table-row table:style-name="ro1">
          <table:table-cell office:value-type="float" office:value="4.57928" calcext:value-type="float">
            <text:p>4.57928</text:p>
          </table:table-cell>
          <table:table-cell office:value-type="float" office:value="2.37979" calcext:value-type="float">
            <text:p>2.37979</text:p>
          </table:table-cell>
          <table:table-cell table:number-columns-repeated="5"/>
        </table:table-row>
        <table:table-row table:style-name="ro1">
          <table:table-cell office:value-type="float" office:value="4.3686" calcext:value-type="float">
            <text:p>4.3686</text:p>
          </table:table-cell>
          <table:table-cell office:value-type="float" office:value="2.15922" calcext:value-type="float">
            <text:p>2.15922</text:p>
          </table:table-cell>
          <table:table-cell table:number-columns-repeated="5"/>
        </table:table-row>
        <table:table-row table:style-name="ro1">
          <table:table-cell office:value-type="float" office:value="4.27932" calcext:value-type="float">
            <text:p>4.27932</text:p>
          </table:table-cell>
          <table:table-cell office:value-type="float" office:value="2.10523" calcext:value-type="float">
            <text:p>2.10523</text:p>
          </table:table-cell>
          <table:table-cell table:number-columns-repeated="5"/>
        </table:table-row>
        <table:table-row table:style-name="ro1">
          <table:table-cell office:value-type="float" office:value="4.06059" calcext:value-type="float">
            <text:p>4.06059</text:p>
          </table:table-cell>
          <table:table-cell office:value-type="float" office:value="1.98505" calcext:value-type="float">
            <text:p>1.98505</text:p>
          </table:table-cell>
          <table:table-cell table:number-columns-repeated="5"/>
        </table:table-row>
        <table:table-row table:style-name="ro1">
          <table:table-cell office:value-type="float" office:value="2.81014" calcext:value-type="float">
            <text:p>2.81014</text:p>
          </table:table-cell>
          <table:table-cell office:value-type="float" office:value="2.41539" calcext:value-type="float">
            <text:p>2.41539</text:p>
          </table:table-cell>
          <table:table-cell table:number-columns-repeated="5"/>
        </table:table-row>
        <table:table-row table:style-name="ro1">
          <table:table-cell office:value-type="float" office:value="2.47195" calcext:value-type="float">
            <text:p>2.47195</text:p>
          </table:table-cell>
          <table:table-cell office:value-type="float" office:value="2.11308" calcext:value-type="float">
            <text:p>2.11308</text:p>
          </table:table-cell>
          <table:table-cell table:number-columns-repeated="5"/>
        </table:table-row>
        <table:table-row table:style-name="ro1">
          <table:table-cell office:value-type="float" office:value="2.21726" calcext:value-type="float">
            <text:p>2.21726</text:p>
          </table:table-cell>
          <table:table-cell office:value-type="float" office:value="1.87113" calcext:value-type="float">
            <text:p>1.87113</text:p>
          </table:table-cell>
          <table:table-cell table:number-columns-repeated="5"/>
        </table:table-row>
        <table:table-row table:style-name="ro1">
          <table:table-cell office:value-type="float" office:value="2.2134" calcext:value-type="float">
            <text:p>2.2134</text:p>
          </table:table-cell>
          <table:table-cell office:value-type="float" office:value="1.84277" calcext:value-type="float">
            <text:p>1.84277</text:p>
          </table:table-cell>
          <table:table-cell table:number-columns-repeated="5"/>
        </table:table-row>
        <table:table-row table:style-name="ro1">
          <table:table-cell office:value-type="float" office:value="2.20424" calcext:value-type="float">
            <text:p>2.20424</text:p>
          </table:table-cell>
          <table:table-cell office:value-type="float" office:value="1.78069" calcext:value-type="float">
            <text:p>1.78069</text:p>
          </table:table-cell>
          <table:table-cell table:number-columns-repeated="5"/>
        </table:table-row>
        <table:table-row table:style-name="ro1">
          <table:table-cell office:value-type="float" office:value="4.3556" calcext:value-type="float">
            <text:p>4.3556</text:p>
          </table:table-cell>
          <table:table-cell office:value-type="float" office:value="3.20165" calcext:value-type="float">
            <text:p>3.20165</text:p>
          </table:table-cell>
          <table:table-cell table:number-columns-repeated="5"/>
        </table:table-row>
        <table:table-row table:style-name="ro1">
          <table:table-cell office:value-type="float" office:value="4.08521" calcext:value-type="float">
            <text:p>4.08521</text:p>
          </table:table-cell>
          <table:table-cell office:value-type="float" office:value="3.03573" calcext:value-type="float">
            <text:p>3.03573</text:p>
          </table:table-cell>
          <table:table-cell table:number-columns-repeated="5"/>
        </table:table-row>
        <table:table-row table:style-name="ro1">
          <table:table-cell office:value-type="float" office:value="3.76643" calcext:value-type="float">
            <text:p>3.76643</text:p>
          </table:table-cell>
          <table:table-cell office:value-type="float" office:value="2.83871" calcext:value-type="float">
            <text:p>2.83871</text:p>
          </table:table-cell>
          <table:table-cell table:number-columns-repeated="5"/>
        </table:table-row>
        <table:table-row table:style-name="ro1">
          <table:table-cell office:value-type="float" office:value="3.55006" calcext:value-type="float">
            <text:p>3.55006</text:p>
          </table:table-cell>
          <table:table-cell office:value-type="float" office:value="2.65404" calcext:value-type="float">
            <text:p>2.65404</text:p>
          </table:table-cell>
          <table:table-cell table:number-columns-repeated="5"/>
        </table:table-row>
        <table:table-row table:style-name="ro1">
          <table:table-cell office:value-type="float" office:value="3.51279" calcext:value-type="float">
            <text:p>3.51279</text:p>
          </table:table-cell>
          <table:table-cell office:value-type="float" office:value="2.56184" calcext:value-type="float">
            <text:p>2.56184</text:p>
          </table:table-cell>
          <table:table-cell table:number-columns-repeated="5"/>
        </table:table-row>
        <table:table-row table:style-name="ro1">
          <table:table-cell office:value-type="float" office:value="3.42013" calcext:value-type="float">
            <text:p>3.42013</text:p>
          </table:table-cell>
          <table:table-cell office:value-type="float" office:value="2.34748" calcext:value-type="float">
            <text:p>2.34748</text:p>
          </table:table-cell>
          <table:table-cell table:number-columns-repeated="5"/>
        </table:table-row>
        <table:table-row table:style-name="ro1">
          <table:table-cell office:value-type="float" office:value="5.6089" calcext:value-type="float">
            <text:p>5.6089</text:p>
          </table:table-cell>
          <table:table-cell office:value-type="float" office:value="4.65084" calcext:value-type="float">
            <text:p>4.65084</text:p>
          </table:table-cell>
          <table:table-cell table:number-columns-repeated="5"/>
        </table:table-row>
        <table:table-row table:style-name="ro1">
          <table:table-cell office:value-type="float" office:value="6.55322" calcext:value-type="float">
            <text:p>6.55322</text:p>
          </table:table-cell>
          <table:table-cell office:value-type="float" office:value="4.31039" calcext:value-type="float">
            <text:p>4.31039</text:p>
          </table:table-cell>
          <table:table-cell table:number-columns-repeated="5"/>
        </table:table-row>
        <table:table-row table:style-name="ro1">
          <table:table-cell office:value-type="float" office:value="5.87375" calcext:value-type="float">
            <text:p>5.87375</text:p>
          </table:table-cell>
          <table:table-cell office:value-type="float" office:value="3.55557" calcext:value-type="float">
            <text:p>3.55557</text:p>
          </table:table-cell>
          <table:table-cell table:number-columns-repeated="5"/>
        </table:table-row>
        <table:table-row table:style-name="ro1">
          <table:table-cell office:value-type="float" office:value="4.96473" calcext:value-type="float">
            <text:p>4.96473</text:p>
          </table:table-cell>
          <table:table-cell office:value-type="float" office:value="4.72593" calcext:value-type="float">
            <text:p>4.72593</text:p>
          </table:table-cell>
          <table:table-cell table:number-columns-repeated="5"/>
        </table:table-row>
        <table:table-row table:style-name="ro1">
          <table:table-cell office:value-type="float" office:value="6.14442" calcext:value-type="float">
            <text:p>6.14442</text:p>
          </table:table-cell>
          <table:table-cell office:value-type="float" office:value="3.9067" calcext:value-type="float">
            <text:p>3.9067</text:p>
          </table:table-cell>
          <table:table-cell table:number-columns-repeated="5"/>
        </table:table-row>
        <table:table-row table:style-name="ro1">
          <table:table-cell office:value-type="float" office:value="5.4814" calcext:value-type="float">
            <text:p>5.4814</text:p>
          </table:table-cell>
          <table:table-cell office:value-type="float" office:value="2.74614" calcext:value-type="float">
            <text:p>2.74614</text:p>
          </table:table-cell>
          <table:table-cell table:number-columns-repeated="5"/>
        </table:table-row>
        <table:table-row table:style-name="ro1">
          <table:table-cell office:value-type="float" office:value="4.52999" calcext:value-type="float">
            <text:p>4.52999</text:p>
          </table:table-cell>
          <table:table-cell office:value-type="float" office:value="4.77494" calcext:value-type="float">
            <text:p>4.77494</text:p>
          </table:table-cell>
          <table:table-cell table:number-columns-repeated="5"/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3.32482" calcext:value-type="float">
            <text:p>3.32482</text:p>
          </table:table-cell>
          <table:table-cell table:number-columns-repeated="5"/>
        </table:table-row>
        <table:table-row table:style-name="ro1">
          <table:table-cell office:value-type="float" office:value="4.74154" calcext:value-type="float">
            <text:p>4.74154</text:p>
          </table:table-cell>
          <table:table-cell office:value-type="float" office:value="2.21907" calcext:value-type="float">
            <text:p>2.21907</text:p>
          </table:table-cell>
          <table:table-cell table:number-columns-repeated="5"/>
        </table:table-row>
        <table:table-row table:style-name="ro1">
          <table:table-cell office:value-type="float" office:value="2.17724" calcext:value-type="float">
            <text:p>2.17724</text:p>
          </table:table-cell>
          <table:table-cell office:value-type="float" office:value="4.67364" calcext:value-type="float">
            <text:p>4.67364</text:p>
          </table:table-cell>
          <table:table-cell table:number-columns-repeated="5"/>
        </table:table-row>
        <table:table-row table:style-name="ro1">
          <table:table-cell office:value-type="float" office:value="2.24438" calcext:value-type="float">
            <text:p>2.24438</text:p>
          </table:table-cell>
          <table:table-cell office:value-type="float" office:value="4.2496" calcext:value-type="float">
            <text:p>4.2496</text:p>
          </table:table-cell>
          <table:table-cell table:number-columns-repeated="5"/>
        </table:table-row>
        <table:table-row table:style-name="ro1">
          <table:table-cell office:value-type="float" office:value="2.32431" calcext:value-type="float">
            <text:p>2.32431</text:p>
          </table:table-cell>
          <table:table-cell office:value-type="float" office:value="3.37945" calcext:value-type="float">
            <text:p>3.37945</text:p>
          </table:table-cell>
          <table:table-cell table:number-columns-repeated="5"/>
        </table:table-row>
        <table:table-row table:style-name="ro1">
          <table:table-cell office:value-type="float" office:value="5.00649" calcext:value-type="float">
            <text:p>5.00649</text:p>
          </table:table-cell>
          <table:table-cell office:value-type="float" office:value="4.05165" calcext:value-type="float">
            <text:p>4.05165</text:p>
          </table:table-cell>
          <table:table-cell table:number-columns-repeated="5"/>
        </table:table-row>
        <table:table-row table:style-name="ro1">
          <table:table-cell office:value-type="float" office:value="5.191" calcext:value-type="float">
            <text:p>5.191</text:p>
          </table:table-cell>
          <table:table-cell office:value-type="float" office:value="4.44156" calcext:value-type="float">
            <text:p>4.44156</text:p>
          </table:table-cell>
          <table:table-cell table:number-columns-repeated="5"/>
        </table:table-row>
        <table:table-row table:style-name="ro1">
          <table:table-cell office:value-type="float" office:value="5.05822" calcext:value-type="float">
            <text:p>5.05822</text:p>
          </table:table-cell>
          <table:table-cell office:value-type="float" office:value="3.02735" calcext:value-type="float">
            <text:p>3.02735</text:p>
          </table:table-cell>
          <table:table-cell table:number-columns-repeated="5"/>
        </table:table-row>
        <table:table-row table:style-name="ro1">
          <table:table-cell office:value-type="float" office:value="4.98111" calcext:value-type="float">
            <text:p>4.98111</text:p>
          </table:table-cell>
          <table:table-cell office:value-type="float" office:value="2.46968" calcext:value-type="float">
            <text:p>2.46968</text:p>
          </table:table-cell>
          <table:table-cell table:number-columns-repeated="5"/>
        </table:table-row>
        <table:table-row table:style-name="ro1">
          <table:table-cell office:value-type="float" office:value="5.02641" calcext:value-type="float">
            <text:p>5.02641</text:p>
          </table:table-cell>
          <table:table-cell office:value-type="float" office:value="3.66901" calcext:value-type="float">
            <text:p>3.66901</text:p>
          </table:table-cell>
          <table:table-cell table:number-columns-repeated="5"/>
        </table:table-row>
        <table:table-row table:style-name="ro1">
          <table:table-cell office:value-type="float" office:value="4.77204" calcext:value-type="float">
            <text:p>4.77204</text:p>
          </table:table-cell>
          <table:table-cell office:value-type="float" office:value="4.01669" calcext:value-type="float">
            <text:p>4.01669</text:p>
          </table:table-cell>
          <table:table-cell table:number-columns-repeated="5"/>
        </table:table-row>
        <table:table-row table:style-name="ro1">
          <table:table-cell office:value-type="float" office:value="6.32056" calcext:value-type="float">
            <text:p>6.32056</text:p>
          </table:table-cell>
          <table:table-cell office:value-type="float" office:value="3.8321" calcext:value-type="float">
            <text:p>3.8321</text:p>
          </table:table-cell>
          <table:table-cell table:number-columns-repeated="5"/>
        </table:table-row>
        <table:table-row table:style-name="ro1">
          <table:table-cell office:value-type="float" office:value="6.34888" calcext:value-type="float">
            <text:p>6.34888</text:p>
          </table:table-cell>
          <table:table-cell office:value-type="float" office:value="2.99019" calcext:value-type="float">
            <text:p>2.99019</text:p>
          </table:table-cell>
          <table:table-cell table:number-columns-repeated="5"/>
        </table:table-row>
        <table:table-row table:style-name="ro1">
          <table:table-cell office:value-type="float" office:value="4.10897" calcext:value-type="float">
            <text:p>4.10897</text:p>
          </table:table-cell>
          <table:table-cell office:value-type="float" office:value="2.70508" calcext:value-type="float">
            <text:p>2.70508</text:p>
          </table:table-cell>
          <table:table-cell table:number-columns-repeated="5"/>
        </table:table-row>
        <table:table-row table:style-name="ro1">
          <table:table-cell office:value-type="float" office:value="4.00904" calcext:value-type="float">
            <text:p>4.00904</text:p>
          </table:table-cell>
          <table:table-cell office:value-type="float" office:value="3.552" calcext:value-type="float">
            <text:p>3.552</text:p>
          </table:table-cell>
          <table:table-cell table:number-columns-repeated="5"/>
        </table:table-row>
        <table:table-row table:style-name="ro1" table:number-rows-repeated="10483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16:58:27.635684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1T17:32:11.118182191</dc:date>
    <meta:editing-duration>PT2H13M32S</meta:editing-duration>
    <meta:editing-cycles>2</meta:editing-cycles>
    <meta:generator>LibreOffice/5.1.6.2$Linux_X86_64 LibreOffice_project/10m0$Build-2</meta:generator>
    <meta:document-statistic meta:table-count="1" meta:cell-count="8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4cm" svg:height="15.729cm" xlink:href=".." xlink:type="simple" chart:class="chart:bar" chart:style-name="ch1">
        <chart:legend chart:legend-position="end" svg:x="22.311cm" svg:y="7.316cm" style:legend-expansion="high" chart:style-name="ch2"/>
        <chart:plot-area chart:style-name="ch3" table:cell-range-address="cost_function.A151:cost_function.B214" chart:data-source-has-labels="row" svg:x="0.528cm" svg:y="0.314cm" svg:width="21.255cm" svg:height="15.101cm">
          <chartooo:coordinate-region svg:x="0.964cm" svg:y="0.513cm" svg:width="20.819cm" svg:height="14.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st_function.A152:cost_function.A214" chart:label-cell-address="cost_function.A151:cost_function.A151" chart:class="chart:bar">
            <chart:data-point chart:repeated="63"/>
          </chart:series>
          <chart:series chart:style-name="ch8" chart:values-cell-range-address="cost_function.B152:cost_function.B214" chart:label-cell-address="cost_function.B151:cost_function.B151" chart:class="chart:bar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It!</text:p>
                <draw:g>
                  <svg:desc>cost_function.A151:cost_function.A151</svg:desc>
                </draw:g>
              </table:table-cell>
              <table:table-cell office:value-type="string">
                <text:p>Algoritmo Geometrico</text:p>
                <draw:g>
                  <svg:desc>cost_function.B151:cost_function.B1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93">
                <text:p>4.193</text:p>
                <draw:g>
                  <svg:desc>cost_function.A152:cost_function.A214</svg:desc>
                </draw:g>
              </table:table-cell>
              <table:table-cell office:value-type="float" office:value="2.90825">
                <text:p>2.90825</text:p>
                <draw:g>
                  <svg:desc>cost_function.B152:cost_function.B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8118">
                <text:p>4.08118</text:p>
              </table:table-cell>
              <table:table-cell office:value-type="float" office:value="2.67317">
                <text:p>2.67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1554">
                <text:p>4.01554</text:p>
              </table:table-cell>
              <table:table-cell office:value-type="float" office:value="2.3758">
                <text:p>2.3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2639">
                <text:p>4.32639</text:p>
              </table:table-cell>
              <table:table-cell office:value-type="float" office:value="2.3389">
                <text:p>2.3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1216">
                <text:p>5.21216</text:p>
              </table:table-cell>
              <table:table-cell office:value-type="float" office:value="2.56252">
                <text:p>2.56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1146">
                <text:p>4.91146</text:p>
              </table:table-cell>
              <table:table-cell office:value-type="float" office:value="2.2896">
                <text:p>2.2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2521">
                <text:p>4.62521</text:p>
              </table:table-cell>
              <table:table-cell office:value-type="float" office:value="1.97494">
                <text:p>1.97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6246">
                <text:p>4.46246</text:p>
              </table:table-cell>
              <table:table-cell office:value-type="float" office:value="1.89717">
                <text:p>1.89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1527">
                <text:p>4.11527</text:p>
              </table:table-cell>
              <table:table-cell office:value-type="float" office:value="1.85971">
                <text:p>1.85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962">
                <text:p>5.2962</text:p>
              </table:table-cell>
              <table:table-cell office:value-type="float" office:value="2.43214">
                <text:p>2.43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8902">
                <text:p>4.98902</text:p>
              </table:table-cell>
              <table:table-cell office:value-type="float" office:value="2.14335">
                <text:p>2.14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9733">
                <text:p>4.69733</text:p>
              </table:table-cell>
              <table:table-cell office:value-type="float" office:value="1.81866">
                <text:p>1.81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2513">
                <text:p>4.52513</text:p>
              </table:table-cell>
              <table:table-cell office:value-type="float" office:value="1.73503">
                <text:p>1.73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6976">
                <text:p>4.16976</text:p>
              </table:table-cell>
              <table:table-cell office:value-type="float" office:value="1.71651">
                <text:p>1.7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1602">
                <text:p>5.11602</text:p>
              </table:table-cell>
              <table:table-cell office:value-type="float" office:value="2.80174">
                <text:p>2.80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9172">
                <text:p>4.79172</text:p>
              </table:table-cell>
              <table:table-cell office:value-type="float" office:value="2.55621">
                <text:p>2.55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9292">
                <text:p>4.49292</text:p>
              </table:table-cell>
              <table:table-cell office:value-type="float" office:value="2.25585">
                <text:p>2.25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1189">
                <text:p>4.31189</text:p>
              </table:table-cell>
              <table:table-cell office:value-type="float" office:value="2.20144">
                <text:p>2.20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1354">
                <text:p>3.91354</text:p>
              </table:table-cell>
              <table:table-cell office:value-type="float" office:value="2.12065">
                <text:p>2.12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56741">
                <text:p>5.56741</text:p>
              </table:table-cell>
              <table:table-cell office:value-type="float" office:value="3.34723">
                <text:p>3.34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2753">
                <text:p>5.2753</text:p>
              </table:table-cell>
              <table:table-cell office:value-type="float" office:value="3.20616">
                <text:p>3.206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92291">
                <text:p>4.92291</text:p>
              </table:table-cell>
              <table:table-cell office:value-type="float" office:value="3.02358">
                <text:p>3.02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6854">
                <text:p>4.76854</text:p>
              </table:table-cell>
              <table:table-cell office:value-type="float" office:value="2.85377">
                <text:p>2.85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5526">
                <text:p>4.65526</text:p>
              </table:table-cell>
              <table:table-cell office:value-type="float" office:value="2.74807">
                <text:p>2.74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40396">
                <text:p>5.40396</text:p>
              </table:table-cell>
              <table:table-cell office:value-type="float" office:value="2.49574">
                <text:p>2.495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93436">
                <text:p>4.93436</text:p>
              </table:table-cell>
              <table:table-cell office:value-type="float" office:value="2.63739">
                <text:p>2.637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7928">
                <text:p>4.57928</text:p>
              </table:table-cell>
              <table:table-cell office:value-type="float" office:value="2.37979">
                <text:p>2.379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686">
                <text:p>4.3686</text:p>
              </table:table-cell>
              <table:table-cell office:value-type="float" office:value="2.15922">
                <text:p>2.159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7932">
                <text:p>4.27932</text:p>
              </table:table-cell>
              <table:table-cell office:value-type="float" office:value="2.10523">
                <text:p>2.10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6059">
                <text:p>4.06059</text:p>
              </table:table-cell>
              <table:table-cell office:value-type="float" office:value="1.98505">
                <text:p>1.98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1014">
                <text:p>2.81014</text:p>
              </table:table-cell>
              <table:table-cell office:value-type="float" office:value="2.41539">
                <text:p>2.415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7195">
                <text:p>2.47195</text:p>
              </table:table-cell>
              <table:table-cell office:value-type="float" office:value="2.11308">
                <text:p>2.11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1726">
                <text:p>2.21726</text:p>
              </table:table-cell>
              <table:table-cell office:value-type="float" office:value="1.87113">
                <text:p>1.871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134">
                <text:p>2.2134</text:p>
              </table:table-cell>
              <table:table-cell office:value-type="float" office:value="1.84277">
                <text:p>1.842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0424">
                <text:p>2.20424</text:p>
              </table:table-cell>
              <table:table-cell office:value-type="float" office:value="1.78069">
                <text:p>1.780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556">
                <text:p>4.3556</text:p>
              </table:table-cell>
              <table:table-cell office:value-type="float" office:value="3.20165">
                <text:p>3.20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8521">
                <text:p>4.08521</text:p>
              </table:table-cell>
              <table:table-cell office:value-type="float" office:value="3.03573">
                <text:p>3.03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6643">
                <text:p>3.76643</text:p>
              </table:table-cell>
              <table:table-cell office:value-type="float" office:value="2.83871">
                <text:p>2.838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5006">
                <text:p>3.55006</text:p>
              </table:table-cell>
              <table:table-cell office:value-type="float" office:value="2.65404">
                <text:p>2.65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1279">
                <text:p>3.51279</text:p>
              </table:table-cell>
              <table:table-cell office:value-type="float" office:value="2.56184">
                <text:p>2.561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2013">
                <text:p>3.42013</text:p>
              </table:table-cell>
              <table:table-cell office:value-type="float" office:value="2.34748">
                <text:p>2.34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6089">
                <text:p>5.6089</text:p>
              </table:table-cell>
              <table:table-cell office:value-type="float" office:value="4.65084">
                <text:p>4.65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55322">
                <text:p>6.55322</text:p>
              </table:table-cell>
              <table:table-cell office:value-type="float" office:value="4.31039">
                <text:p>4.310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87375">
                <text:p>5.87375</text:p>
              </table:table-cell>
              <table:table-cell office:value-type="float" office:value="3.55557">
                <text:p>3.555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6473">
                <text:p>4.96473</text:p>
              </table:table-cell>
              <table:table-cell office:value-type="float" office:value="4.72593">
                <text:p>4.72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14442">
                <text:p>6.14442</text:p>
              </table:table-cell>
              <table:table-cell office:value-type="float" office:value="3.9067">
                <text:p>3.90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4814">
                <text:p>5.4814</text:p>
              </table:table-cell>
              <table:table-cell office:value-type="float" office:value="2.74614">
                <text:p>2.746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2999">
                <text:p>4.52999</text:p>
              </table:table-cell>
              <table:table-cell office:value-type="float" office:value="4.77494">
                <text:p>4.774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75">
                <text:p>4.675</text:p>
              </table:table-cell>
              <table:table-cell office:value-type="float" office:value="3.32482">
                <text:p>3.324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4154">
                <text:p>4.74154</text:p>
              </table:table-cell>
              <table:table-cell office:value-type="float" office:value="2.21907">
                <text:p>2.219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7724">
                <text:p>2.17724</text:p>
              </table:table-cell>
              <table:table-cell office:value-type="float" office:value="4.67364">
                <text:p>4.673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4438">
                <text:p>2.24438</text:p>
              </table:table-cell>
              <table:table-cell office:value-type="float" office:value="4.2496">
                <text:p>4.24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2431">
                <text:p>2.32431</text:p>
              </table:table-cell>
              <table:table-cell office:value-type="float" office:value="3.37945">
                <text:p>3.379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00649">
                <text:p>5.00649</text:p>
              </table:table-cell>
              <table:table-cell office:value-type="float" office:value="4.05165">
                <text:p>4.05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191">
                <text:p>5.191</text:p>
              </table:table-cell>
              <table:table-cell office:value-type="float" office:value="4.44156">
                <text:p>4.44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5822">
                <text:p>5.05822</text:p>
              </table:table-cell>
              <table:table-cell office:value-type="float" office:value="3.02735">
                <text:p>3.027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98111">
                <text:p>4.98111</text:p>
              </table:table-cell>
              <table:table-cell office:value-type="float" office:value="2.46968">
                <text:p>2.46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02641">
                <text:p>5.02641</text:p>
              </table:table-cell>
              <table:table-cell office:value-type="float" office:value="3.66901">
                <text:p>3.669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77204">
                <text:p>4.77204</text:p>
              </table:table-cell>
              <table:table-cell office:value-type="float" office:value="4.01669">
                <text:p>4.016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32056">
                <text:p>6.32056</text:p>
              </table:table-cell>
              <table:table-cell office:value-type="float" office:value="3.8321">
                <text:p>3.83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34888">
                <text:p>6.34888</text:p>
              </table:table-cell>
              <table:table-cell office:value-type="float" office:value="2.99019">
                <text:p>2.99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10897">
                <text:p>4.10897</text:p>
              </table:table-cell>
              <table:table-cell office:value-type="float" office:value="2.70508">
                <text:p>2.70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00904">
                <text:p>4.00904</text:p>
              </table:table-cell>
              <table:table-cell office:value-type="float" office:value="3.552">
                <text:p>3.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ff95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85cm" svg:height="10.466cm" xlink:href=".." xlink:type="simple" chart:class="chart:bar" chart:style-name="ch1">
        <chart:title svg:x="9.429cm" svg:y="0.345cm" chart:style-name="ch2">
          <text:p>Menor valor de la función de costo</text:p>
        </chart:title>
        <chart:plot-area chart:style-name="ch3" table:cell-range-address="cost_function.F146:cost_function.G147" chart:data-source-has-labels="row" svg:x="0.517cm" svg:y="1.333cm" svg:width="24.816cm" svg:height="8.924cm">
          <chartooo:coordinate-region svg:x="1.138cm" svg:y="1.533cm" svg:width="24.195cm" svg:height="8.077cm"/>
          <chart:axis chart:dimension="x" chart:name="primary-x" chart:style-name="ch4" chartooo:axis-type="auto">
            <chartooo:date-scale/>
            <chart:categories table:cell-range-address="cost_function.F146:cost_function.G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st_function.F147:cost_function.G147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geométrico</text:p>
                <draw:g>
                  <svg:desc>cost_function.F146:cost_function.G146</svg:desc>
                </draw:g>
              </table:table-cell>
              <table:table-cell office:value-type="string">
                <text:p>moveIt!</text:p>
              </table:table-cell>
            </table:table-row>
          </table:table-header-rows>
          <table:table-rows>
            <table:table-row>
              <table:table-cell office:value-type="string">
                <text:p>Row 147</text:p>
                <draw:g>
                  <svg:desc/>
                </draw:g>
              </table:table-cell>
              <table:table-cell office:value-type="float" office:value="59">
                <text:p>59</text:p>
                <draw:g>
                  <svg:desc>cost_function.F147:cost_function.G147</svg:desc>
                </draw:g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